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1"/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18cm" svg:height="9.031cm" svg:x="18.403cm" svg:y="2.052cm">
            <draw:object draw:notify-on-update-of-ranges="Sheet1.F3:Sheet1.F3 Sheet1.F4:Sheet1.F61 Sheet1.C4:Sheet1.C61 Sheet1.E62:Sheet1.E62 Sheet1.F86:Sheet1.F91 Sheet1.C86:Sheet1.C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8cm" svg:height="9.031cm" svg:x="18.062cm" svg:y="11.741cm">
            <draw:object draw:notify-on-update-of-ranges="Sheet1.C4:Sheet1.C61 Sheet1.B3:Sheet1.B3 Sheet1.B4:Sheet1.B61 Sheet1.C86:Sheet1.C91 Sheet1.E62:Sheet1.E62 Sheet1.B86:Sheet1.B9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office:value-type="float" office:value="3922.80003327706" calcext:value-type="float">
            <text:p>3922.80003327706</text:p>
          </table:table-cell>
          <table:table-cell table:style-name="Default" office:value-type="float" office:value="-5.0487845421238" calcext:value-type="float">
            <text:p>-5.0487845421238</text:p>
          </table:table-cell>
          <table:table-cell table:style-name="ce6" office:value-type="float" office:value="0.00335194210300799" calcext:value-type="float">
            <text:p>3.35E-03</text:p>
          </table:table-cell>
          <table:table-cell office:value-type="float" office:value="-50638.8647874397" calcext:value-type="float">
            <text:p>-50638.8647874397</text:p>
          </table:table-cell>
          <table:table-cell table:style-name="ce6" office:value-type="float" office:value="23258768.2158982" calcext:value-type="float">
            <text:p>2.33E+07</text:p>
          </table:table-cell>
        </table:table-row>
        <table:table-row table:style-name="ro1">
          <table:table-cell office:value-type="string" calcext:value-type="string">
            <text:p>1990 Hemingway</text:p>
          </table:table-cell>
          <table:table-cell/>
          <table:table-cell table:style-name="Default"/>
          <table:table-cell/>
          <table:table-cell table:style-name="Default" office:value-type="float" office:value="4110.72" calcext:value-type="float">
            <text:p>4110.72</text:p>
          </table:table-cell>
          <table:table-cell table:style-name="Default" office:value-type="float" office:value="-5.302412" calcext:value-type="float">
            <text:p>-5.302412</text:p>
          </table:table-cell>
          <table:table-cell table:style-name="ce6" office:value-type="float" office:value="0.00352061" calcext:value-type="float">
            <text:p>3.52E-03</text:p>
          </table:table-cell>
          <table:table-cell office:value-type="float" office:value="-53039.297" calcext:value-type="float">
            <text:p>-53039.297</text:p>
          </table:table-cell>
          <table:table-cell table:style-name="ce6" office:value-type="float" office:value="24306700" calcext:value-type="float">
            <text:p>2.43E+07</text:p>
          </table:table-cell>
        </table:table-row>
        <table:table-row table:style-name="ro1">
          <table:table-cell/>
          <table:table-cell office:value-type="string" calcext:value-type="string">
            <text:p>Cp J/(mol K)</text:p>
          </table:table-cell>
          <table:table-cell table:style-name="ce3" office:value-type="string" calcext:value-type="string">
            <text:p>T K</text:p>
          </table:table-cell>
          <table:table-cell table:style-name="ce3" office:value-type="string" calcext:value-type="string">
            <text:p>T/C</text:p>
          </table:table-cell>
          <table:table-cell table:style-name="Default" office:value-type="string" calcext:value-type="string">
            <text:p>calc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diff^2</text:p>
          </table:table-cell>
          <table:table-cell table:formula="of:=SUM([.G4:.G61];[.G86:.G91])" office:value-type="float" office:value="5.15725608066134" calcext:value-type="float">
            <text:p>5.15725608066134</text:p>
          </table:table-cell>
          <table:table-cell/>
        </table:table-row>
        <table:table-row table:style-name="ro1">
          <table:table-cell/>
          <table:table-cell office:value-type="float" office:value="48.44" calcext:value-type="float">
            <text:p>48.44</text:p>
          </table:table-cell>
          <table:table-cell office:value-type="float" office:value="338.5" calcext:value-type="float">
            <text:p>338.5</text:p>
          </table:table-cell>
          <table:table-cell table:formula="of:=[.C4]-273.15" office:value-type="float" office:value="65.35" calcext:value-type="float">
            <text:p>65.35</text:p>
          </table:table-cell>
          <table:table-cell table:formula="of:=[.$E$1]+[.$F$1]*[.C4]+[.$G$1]*[.C4]*[.C4]+[.$H$1]*[.C4]^(-0.5)+[.$I$1]/([.C4]*[.C4])" office:value-type="float" office:value="48.4909510724989" calcext:value-type="float">
            <text:p>48.49</text:p>
          </table:table-cell>
          <table:table-cell table:formula="of:=[.B4]-[.E4]" office:value-type="float" office:value="-0.0509510724989184" calcext:value-type="float">
            <text:p>-0.05</text:p>
          </table:table-cell>
          <table:table-cell table:formula="of:=[.F4]*[.F4]" office:value-type="float" office:value="0.00259601178879004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.04" calcext:value-type="float">
            <text:p>49.04</text:p>
          </table:table-cell>
          <table:table-cell office:value-type="float" office:value="348.5" calcext:value-type="float">
            <text:p>348.5</text:p>
          </table:table-cell>
          <table:table-cell table:formula="of:=[.C5]-273.15" office:value-type="float" office:value="75.35" calcext:value-type="float">
            <text:p>75.35</text:p>
          </table:table-cell>
          <table:table-cell table:formula="of:=[.$E$1]+[.$F$1]*[.C5]+[.$G$1]*[.C5]*[.C5]+[.$H$1]*[.C5]^(-0.5)+[.$I$1]/([.C5]*[.C5])" office:value-type="float" office:value="49.3248928424113" calcext:value-type="float">
            <text:p>49.32</text:p>
          </table:table-cell>
          <table:table-cell table:formula="of:=[.B5]-[.E5]" office:value-type="float" office:value="-0.284892842411288" calcext:value-type="float">
            <text:p>-0.28</text:p>
          </table:table-cell>
          <table:table-cell table:formula="of:=[.F5]*[.F5]" office:value-type="float" office:value="0.0811639316571832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.88" calcext:value-type="float">
            <text:p>49.88</text:p>
          </table:table-cell>
          <table:table-cell office:value-type="float" office:value="358.5" calcext:value-type="float">
            <text:p>358.5</text:p>
          </table:table-cell>
          <table:table-cell table:formula="of:=[.C6]-273.15" office:value-type="float" office:value="85.35" calcext:value-type="float">
            <text:p>85.35</text:p>
          </table:table-cell>
          <table:table-cell table:formula="of:=[.$E$1]+[.$F$1]*[.C6]+[.$G$1]*[.C6]*[.C6]+[.$H$1]*[.C6]^(-0.5)+[.$I$1]/([.C6]*[.C6])" office:value-type="float" office:value="50.1005037362059" calcext:value-type="float">
            <text:p>50.10</text:p>
          </table:table-cell>
          <table:table-cell table:formula="of:=[.B6]-[.E6]" office:value-type="float" office:value="-0.220503736205863" calcext:value-type="float">
            <text:p>-0.22</text:p>
          </table:table-cell>
          <table:table-cell table:formula="of:=[.F6]*[.F6]" office:value-type="float" office:value="0.0486218976807449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.54" calcext:value-type="float">
            <text:p>50.54</text:p>
          </table:table-cell>
          <table:table-cell office:value-type="float" office:value="368.4" calcext:value-type="float">
            <text:p>368.4</text:p>
          </table:table-cell>
          <table:table-cell table:formula="of:=[.C7]-273.15" office:value-type="float" office:value="95.25" calcext:value-type="float">
            <text:p>95.25</text:p>
          </table:table-cell>
          <table:table-cell table:formula="of:=[.$E$1]+[.$F$1]*[.C7]+[.$G$1]*[.C7]*[.C7]+[.$H$1]*[.C7]^(-0.5)+[.$I$1]/([.C7]*[.C7])" office:value-type="float" office:value="50.8237276174379" calcext:value-type="float">
            <text:p>50.82</text:p>
          </table:table-cell>
          <table:table-cell table:formula="of:=[.B7]-[.E7]" office:value-type="float" office:value="-0.283727617437926" calcext:value-type="float">
            <text:p>-0.28</text:p>
          </table:table-cell>
          <table:table-cell table:formula="of:=[.F7]*[.F7]" office:value-type="float" office:value="0.080501360897001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.33" calcext:value-type="float">
            <text:p>51.33</text:p>
          </table:table-cell>
          <table:table-cell office:value-type="float" office:value="378.4" calcext:value-type="float">
            <text:p>378.4</text:p>
          </table:table-cell>
          <table:table-cell table:formula="of:=[.C8]-273.15" office:value-type="float" office:value="105.25" calcext:value-type="float">
            <text:p>105.25</text:p>
          </table:table-cell>
          <table:table-cell table:formula="of:=[.$E$1]+[.$F$1]*[.C8]+[.$G$1]*[.C8]*[.C8]+[.$H$1]*[.C8]^(-0.5)+[.$I$1]/([.C8]*[.C8])" office:value-type="float" office:value="51.5246675221532" calcext:value-type="float">
            <text:p>51.52</text:p>
          </table:table-cell>
          <table:table-cell table:formula="of:=[.B8]-[.E8]" office:value-type="float" office:value="-0.194667522153182" calcext:value-type="float">
            <text:p>-0.19</text:p>
          </table:table-cell>
          <table:table-cell table:formula="of:=[.F8]*[.F8]" office:value-type="float" office:value="0.0378954441812596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52.2" calcext:value-type="float">
            <text:p>52.20</text:p>
          </table:table-cell>
          <table:table-cell office:value-type="float" office:value="388.4" calcext:value-type="float">
            <text:p>388.4</text:p>
          </table:table-cell>
          <table:table-cell table:formula="of:=[.C9]-273.15" office:value-type="float" office:value="115.25" calcext:value-type="float">
            <text:p>115.25</text:p>
          </table:table-cell>
          <table:table-cell table:formula="of:=[.$E$1]+[.$F$1]*[.C9]+[.$G$1]*[.C9]*[.C9]+[.$H$1]*[.C9]^(-0.5)+[.$I$1]/([.C9]*[.C9])" office:value-type="float" office:value="52.2132206800694" calcext:value-type="float">
            <text:p>52.21</text:p>
          </table:table-cell>
          <table:table-cell table:formula="of:=[.B9]-[.E9]" office:value-type="float" office:value="-0.0132206800693808" calcext:value-type="float">
            <text:p>-0.01</text:p>
          </table:table-cell>
          <table:table-cell table:formula="of:=[.F9]*[.F9]" office:value-type="float" office:value="0.000174786381496923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.02" calcext:value-type="float">
            <text:p>53.02</text:p>
          </table:table-cell>
          <table:table-cell office:value-type="float" office:value="398.3" calcext:value-type="float">
            <text:p>398.3</text:p>
          </table:table-cell>
          <table:table-cell table:formula="of:=[.C10]-273.15" office:value-type="float" office:value="125.15" calcext:value-type="float">
            <text:p>125.15</text:p>
          </table:table-cell>
          <table:table-cell table:formula="of:=[.$E$1]+[.$F$1]*[.C10]+[.$G$1]*[.C10]*[.C10]+[.$H$1]*[.C10]^(-0.5)+[.$I$1]/([.C10]*[.C10])" office:value-type="float" office:value="52.9009481785668" calcext:value-type="float">
            <text:p>52.90</text:p>
          </table:table-cell>
          <table:table-cell table:formula="of:=[.B10]-[.E10]" office:value-type="float" office:value="0.119051821433168" calcext:value-type="float">
            <text:p>0.12</text:p>
          </table:table-cell>
          <table:table-cell table:formula="of:=[.F10]*[.F10]" office:value-type="float" office:value="0.0141733361865548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.92" calcext:value-type="float">
            <text:p>53.92</text:p>
          </table:table-cell>
          <table:table-cell office:value-type="float" office:value="408.3" calcext:value-type="float">
            <text:p>408.3</text:p>
          </table:table-cell>
          <table:table-cell table:formula="of:=[.C11]-273.15" office:value-type="float" office:value="135.15" calcext:value-type="float">
            <text:p>135.15</text:p>
          </table:table-cell>
          <table:table-cell table:formula="of:=[.$E$1]+[.$F$1]*[.C11]+[.$G$1]*[.C11]*[.C11]+[.$H$1]*[.C11]^(-0.5)+[.$I$1]/([.C11]*[.C11])" office:value-type="float" office:value="53.6209208742866" calcext:value-type="float">
            <text:p>53.62</text:p>
          </table:table-cell>
          <table:table-cell table:formula="of:=[.B11]-[.E11]" office:value-type="float" office:value="0.299079125713362" calcext:value-type="float">
            <text:p>0.30</text:p>
          </table:table-cell>
          <table:table-cell table:formula="of:=[.F11]*[.F11]" office:value-type="float" office:value="0.0894483234374691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.52" calcext:value-type="float">
            <text:p>54.52</text:p>
          </table:table-cell>
          <table:table-cell office:value-type="float" office:value="418.3" calcext:value-type="float">
            <text:p>418.3</text:p>
          </table:table-cell>
          <table:table-cell table:formula="of:=[.C12]-273.15" office:value-type="float" office:value="145.15" calcext:value-type="float">
            <text:p>145.15</text:p>
          </table:table-cell>
          <table:table-cell table:formula="of:=[.$E$1]+[.$F$1]*[.C12]+[.$G$1]*[.C12]*[.C12]+[.$H$1]*[.C12]^(-0.5)+[.$I$1]/([.C12]*[.C12])" office:value-type="float" office:value="54.3859773217664" calcext:value-type="float">
            <text:p>54.39</text:p>
          </table:table-cell>
          <table:table-cell table:formula="of:=[.B12]-[.E12]" office:value-type="float" office:value="0.134022678233627" calcext:value-type="float">
            <text:p>0.13</text:p>
          </table:table-cell>
          <table:table-cell table:formula="of:=[.F12]*[.F12]" office:value-type="float" office:value="0.0179620782809144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.53" calcext:value-type="float">
            <text:p>55.53</text:p>
          </table:table-cell>
          <table:table-cell office:value-type="float" office:value="428.2" calcext:value-type="float">
            <text:p>428.2</text:p>
          </table:table-cell>
          <table:table-cell table:formula="of:=[.C13]-273.15" office:value-type="float" office:value="155.05" calcext:value-type="float">
            <text:p>155.05</text:p>
          </table:table-cell>
          <table:table-cell table:formula="of:=[.$E$1]+[.$F$1]*[.C13]+[.$G$1]*[.C13]*[.C13]+[.$H$1]*[.C13]^(-0.5)+[.$I$1]/([.C13]*[.C13])" office:value-type="float" office:value="55.2072716271837" calcext:value-type="float">
            <text:p>55.21</text:p>
          </table:table-cell>
          <table:table-cell table:formula="of:=[.B13]-[.E13]" office:value-type="float" office:value="0.322728372816343" calcext:value-type="float">
            <text:p>0.32</text:p>
          </table:table-cell>
          <table:table-cell table:formula="of:=[.F13]*[.F13]" office:value-type="float" office:value="0.104153602620684" calcext:value-type="float">
            <text:p>0.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.19" calcext:value-type="float">
            <text:p>56.19</text:p>
          </table:table-cell>
          <table:table-cell office:value-type="float" office:value="438.2" calcext:value-type="float">
            <text:p>438.2</text:p>
          </table:table-cell>
          <table:table-cell table:formula="of:=[.C14]-273.15" office:value-type="float" office:value="165.05" calcext:value-type="float">
            <text:p>165.05</text:p>
          </table:table-cell>
          <table:table-cell table:formula="of:=[.$E$1]+[.$F$1]*[.C14]+[.$G$1]*[.C14]*[.C14]+[.$H$1]*[.C14]^(-0.5)+[.$I$1]/([.C14]*[.C14])" office:value-type="float" office:value="56.1209839355549" calcext:value-type="float">
            <text:p>56.12</text:p>
          </table:table-cell>
          <table:table-cell table:formula="of:=[.B14]-[.E14]" office:value-type="float" office:value="0.0690160644450515" calcext:value-type="float">
            <text:p>0.07</text:p>
          </table:table-cell>
          <table:table-cell table:formula="of:=[.F14]*[.F14]" office:value-type="float" office:value="0.0047632171514835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.26" calcext:value-type="float">
            <text:p>57.26</text:p>
          </table:table-cell>
          <table:table-cell office:value-type="float" office:value="448.2" calcext:value-type="float">
            <text:p>448.2</text:p>
          </table:table-cell>
          <table:table-cell table:formula="of:=[.C15]-273.15" office:value-type="float" office:value="175.05" calcext:value-type="float">
            <text:p>175.05</text:p>
          </table:table-cell>
          <table:table-cell table:formula="of:=[.$E$1]+[.$F$1]*[.C15]+[.$G$1]*[.C15]*[.C15]+[.$H$1]*[.C15]^(-0.5)+[.$I$1]/([.C15]*[.C15])" office:value-type="float" office:value="57.1386861917729" calcext:value-type="float">
            <text:p>57.14</text:p>
          </table:table-cell>
          <table:table-cell table:formula="of:=[.B15]-[.E15]" office:value-type="float" office:value="0.121313808227093" calcext:value-type="float">
            <text:p>0.12</text:p>
          </table:table-cell>
          <table:table-cell table:formula="of:=[.F15]*[.F15]" office:value-type="float" office:value="0.0147170400665599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.33" calcext:value-type="float">
            <text:p>58.33</text:p>
          </table:table-cell>
          <table:table-cell office:value-type="float" office:value="458.2" calcext:value-type="float">
            <text:p>458.2</text:p>
          </table:table-cell>
          <table:table-cell table:formula="of:=[.C16]-273.15" office:value-type="float" office:value="185.05" calcext:value-type="float">
            <text:p>185.05</text:p>
          </table:table-cell>
          <table:table-cell table:formula="of:=[.$E$1]+[.$F$1]*[.C16]+[.$G$1]*[.C16]*[.C16]+[.$H$1]*[.C16]^(-0.5)+[.$I$1]/([.C16]*[.C16])" office:value-type="float" office:value="58.2795309897375" calcext:value-type="float">
            <text:p>58.28</text:p>
          </table:table-cell>
          <table:table-cell table:formula="of:=[.B16]-[.E16]" office:value-type="float" office:value="0.0504690102624892" calcext:value-type="float">
            <text:p>0.05</text:p>
          </table:table-cell>
          <table:table-cell table:formula="of:=[.F16]*[.F16]" office:value-type="float" office:value="0.00254712099687524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.63" calcext:value-type="float">
            <text:p>59.63</text:p>
          </table:table-cell>
          <table:table-cell office:value-type="float" office:value="468.1" calcext:value-type="float">
            <text:p>468.1</text:p>
          </table:table-cell>
          <table:table-cell table:formula="of:=[.C17]-273.15" office:value-type="float" office:value="194.95" calcext:value-type="float">
            <text:p>194.95</text:p>
          </table:table-cell>
          <table:table-cell table:formula="of:=[.$E$1]+[.$F$1]*[.C17]+[.$G$1]*[.C17]*[.C17]+[.$H$1]*[.C17]^(-0.5)+[.$I$1]/([.C17]*[.C17])" office:value-type="float" office:value="59.548638763081" calcext:value-type="float">
            <text:p>59.55</text:p>
          </table:table-cell>
          <table:table-cell table:formula="of:=[.B17]-[.E17]" office:value-type="float" office:value="0.0813612369190153" calcext:value-type="float">
            <text:p>0.08</text:p>
          </table:table-cell>
          <table:table-cell table:formula="of:=[.F17]*[.F17]" office:value-type="float" office:value="0.00661965087299214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93" calcext:value-type="float">
            <text:p>60.93</text:p>
          </table:table-cell>
          <table:table-cell office:value-type="float" office:value="478.1" calcext:value-type="float">
            <text:p>478.1</text:p>
          </table:table-cell>
          <table:table-cell table:formula="of:=[.C18]-273.15" office:value-type="float" office:value="204.95" calcext:value-type="float">
            <text:p>204.95</text:p>
          </table:table-cell>
          <table:table-cell table:formula="of:=[.$E$1]+[.$F$1]*[.C18]+[.$G$1]*[.C18]*[.C18]+[.$H$1]*[.C18]^(-0.5)+[.$I$1]/([.C18]*[.C18])" office:value-type="float" office:value="60.989706139786" calcext:value-type="float">
            <text:p>60.99</text:p>
          </table:table-cell>
          <table:table-cell table:formula="of:=[.B18]-[.E18]" office:value-type="float" office:value="-0.0597061397859662" calcext:value-type="float">
            <text:p>-0.06</text:p>
          </table:table-cell>
          <table:table-cell table:formula="of:=[.F18]*[.F18]" office:value-type="float" office:value="0.00356482312814133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.38" calcext:value-type="float">
            <text:p>62.38</text:p>
          </table:table-cell>
          <table:table-cell office:value-type="float" office:value="488.1" calcext:value-type="float">
            <text:p>488.1</text:p>
          </table:table-cell>
          <table:table-cell table:formula="of:=[.C19]-273.15" office:value-type="float" office:value="214.95" calcext:value-type="float">
            <text:p>214.95</text:p>
          </table:table-cell>
          <table:table-cell table:formula="of:=[.$E$1]+[.$F$1]*[.C19]+[.$G$1]*[.C19]*[.C19]+[.$H$1]*[.C19]^(-0.5)+[.$I$1]/([.C19]*[.C19])" office:value-type="float" office:value="62.6083217462641" calcext:value-type="float">
            <text:p>62.61</text:p>
          </table:table-cell>
          <table:table-cell table:formula="of:=[.B19]-[.E19]" office:value-type="float" office:value="-0.228321746264065" calcext:value-type="float">
            <text:p>-0.23</text:p>
          </table:table-cell>
          <table:table-cell table:formula="of:=[.F19]*[.F19]" office:value-type="float" office:value="0.0521308198170721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.25" calcext:value-type="float">
            <text:p>64.25</text:p>
          </table:table-cell>
          <table:table-cell office:value-type="float" office:value="498" calcext:value-type="float">
            <text:p>498.0</text:p>
          </table:table-cell>
          <table:table-cell table:formula="of:=[.C20]-273.15" office:value-type="float" office:value="224.85" calcext:value-type="float">
            <text:p>224.85</text:p>
          </table:table-cell>
          <table:table-cell table:formula="of:=[.$E$1]+[.$F$1]*[.C20]+[.$G$1]*[.C20]*[.C20]+[.$H$1]*[.C20]^(-0.5)+[.$I$1]/([.C20]*[.C20])" office:value-type="float" office:value="64.402433273848" calcext:value-type="float">
            <text:p>64.40</text:p>
          </table:table-cell>
          <table:table-cell table:formula="of:=[.B20]-[.E20]" office:value-type="float" office:value="-0.15243327384799" calcext:value-type="float">
            <text:p>-0.15</text:p>
          </table:table-cell>
          <table:table-cell table:formula="of:=[.F20]*[.F20]" office:value-type="float" office:value="0.0232359029760163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48.32" calcext:value-type="float">
            <text:p>48.32</text:p>
          </table:table-cell>
          <table:table-cell office:value-type="float" office:value="338.5" calcext:value-type="float">
            <text:p>338.5</text:p>
          </table:table-cell>
          <table:table-cell table:formula="of:=[.C22]-273.15" office:value-type="float" office:value="65.35" calcext:value-type="float">
            <text:p>65.35</text:p>
          </table:table-cell>
          <table:table-cell table:formula="of:=[.$E$1]+[.$F$1]*[.C22]+[.$G$1]*[.C22]*[.C22]+[.$H$1]*[.C22]^(-0.5)+[.$I$1]/([.C22]*[.C22])" office:value-type="float" office:value="48.4909510724989" calcext:value-type="float">
            <text:p>48.49</text:p>
          </table:table-cell>
          <table:table-cell table:formula="of:=[.B22]-[.E22]" office:value-type="float" office:value="-0.170951072498916" calcext:value-type="float">
            <text:p>-0.17</text:p>
          </table:table-cell>
          <table:table-cell table:formula="of:=[.F22]*[.F22]" office:value-type="float" office:value="0.0292242691885296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.17" calcext:value-type="float">
            <text:p>49.17</text:p>
          </table:table-cell>
          <table:table-cell office:value-type="float" office:value="348.5" calcext:value-type="float">
            <text:p>348.5</text:p>
          </table:table-cell>
          <table:table-cell table:formula="of:=[.C23]-273.15" office:value-type="float" office:value="75.35" calcext:value-type="float">
            <text:p>75.35</text:p>
          </table:table-cell>
          <table:table-cell table:formula="of:=[.$E$1]+[.$F$1]*[.C23]+[.$G$1]*[.C23]*[.C23]+[.$H$1]*[.C23]^(-0.5)+[.$I$1]/([.C23]*[.C23])" office:value-type="float" office:value="49.3248928424113" calcext:value-type="float">
            <text:p>49.32</text:p>
          </table:table-cell>
          <table:table-cell table:formula="of:=[.B23]-[.E23]" office:value-type="float" office:value="-0.154892842411286" calcext:value-type="float">
            <text:p>-0.15</text:p>
          </table:table-cell>
          <table:table-cell table:formula="of:=[.F23]*[.F23]" office:value-type="float" office:value="0.0239917926302474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.89" calcext:value-type="float">
            <text:p>49.89</text:p>
          </table:table-cell>
          <table:table-cell office:value-type="float" office:value="358.5" calcext:value-type="float">
            <text:p>358.5</text:p>
          </table:table-cell>
          <table:table-cell table:formula="of:=[.C24]-273.15" office:value-type="float" office:value="85.35" calcext:value-type="float">
            <text:p>85.35</text:p>
          </table:table-cell>
          <table:table-cell table:formula="of:=[.$E$1]+[.$F$1]*[.C24]+[.$G$1]*[.C24]*[.C24]+[.$H$1]*[.C24]^(-0.5)+[.$I$1]/([.C24]*[.C24])" office:value-type="float" office:value="50.1005037362059" calcext:value-type="float">
            <text:p>50.10</text:p>
          </table:table-cell>
          <table:table-cell table:formula="of:=[.B24]-[.E24]" office:value-type="float" office:value="-0.210503736205865" calcext:value-type="float">
            <text:p>-0.21</text:p>
          </table:table-cell>
          <table:table-cell table:formula="of:=[.F24]*[.F24]" office:value-type="float" office:value="0.0443118229566285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.68" calcext:value-type="float">
            <text:p>50.68</text:p>
          </table:table-cell>
          <table:table-cell office:value-type="float" office:value="368.4" calcext:value-type="float">
            <text:p>368.4</text:p>
          </table:table-cell>
          <table:table-cell table:formula="of:=[.C25]-273.15" office:value-type="float" office:value="95.25" calcext:value-type="float">
            <text:p>95.25</text:p>
          </table:table-cell>
          <table:table-cell table:formula="of:=[.$E$1]+[.$F$1]*[.C25]+[.$G$1]*[.C25]*[.C25]+[.$H$1]*[.C25]^(-0.5)+[.$I$1]/([.C25]*[.C25])" office:value-type="float" office:value="50.8237276174379" calcext:value-type="float">
            <text:p>50.82</text:p>
          </table:table-cell>
          <table:table-cell table:formula="of:=[.B25]-[.E25]" office:value-type="float" office:value="-0.143727617437925" calcext:value-type="float">
            <text:p>-0.14</text:p>
          </table:table-cell>
          <table:table-cell table:formula="of:=[.F25]*[.F25]" office:value-type="float" office:value="0.0206576280143825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.48" calcext:value-type="float">
            <text:p>51.48</text:p>
          </table:table-cell>
          <table:table-cell office:value-type="float" office:value="378.4" calcext:value-type="float">
            <text:p>378.4</text:p>
          </table:table-cell>
          <table:table-cell table:formula="of:=[.C26]-273.15" office:value-type="float" office:value="105.25" calcext:value-type="float">
            <text:p>105.25</text:p>
          </table:table-cell>
          <table:table-cell table:formula="of:=[.$E$1]+[.$F$1]*[.C26]+[.$G$1]*[.C26]*[.C26]+[.$H$1]*[.C26]^(-0.5)+[.$I$1]/([.C26]*[.C26])" office:value-type="float" office:value="51.5246675221532" calcext:value-type="float">
            <text:p>51.52</text:p>
          </table:table-cell>
          <table:table-cell table:formula="of:=[.B26]-[.E26]" office:value-type="float" office:value="-0.0446675221531834" calcext:value-type="float">
            <text:p>-0.04</text:p>
          </table:table-cell>
          <table:table-cell table:formula="of:=[.F26]*[.F26]" office:value-type="float" office:value="0.00199518753530513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52.2" calcext:value-type="float">
            <text:p>52.20</text:p>
          </table:table-cell>
          <table:table-cell office:value-type="float" office:value="388.4" calcext:value-type="float">
            <text:p>388.4</text:p>
          </table:table-cell>
          <table:table-cell table:formula="of:=[.C27]-273.15" office:value-type="float" office:value="115.25" calcext:value-type="float">
            <text:p>115.25</text:p>
          </table:table-cell>
          <table:table-cell table:formula="of:=[.$E$1]+[.$F$1]*[.C27]+[.$G$1]*[.C27]*[.C27]+[.$H$1]*[.C27]^(-0.5)+[.$I$1]/([.C27]*[.C27])" office:value-type="float" office:value="52.2132206800694" calcext:value-type="float">
            <text:p>52.21</text:p>
          </table:table-cell>
          <table:table-cell table:formula="of:=[.B27]-[.E27]" office:value-type="float" office:value="-0.0132206800693808" calcext:value-type="float">
            <text:p>-0.01</text:p>
          </table:table-cell>
          <table:table-cell table:formula="of:=[.F27]*[.F27]" office:value-type="float" office:value="0.000174786381496923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.99" calcext:value-type="float">
            <text:p>52.99</text:p>
          </table:table-cell>
          <table:table-cell office:value-type="float" office:value="398.3" calcext:value-type="float">
            <text:p>398.3</text:p>
          </table:table-cell>
          <table:table-cell table:formula="of:=[.C28]-273.15" office:value-type="float" office:value="125.15" calcext:value-type="float">
            <text:p>125.15</text:p>
          </table:table-cell>
          <table:table-cell table:formula="of:=[.$E$1]+[.$F$1]*[.C28]+[.$G$1]*[.C28]*[.C28]+[.$H$1]*[.C28]^(-0.5)+[.$I$1]/([.C28]*[.C28])" office:value-type="float" office:value="52.9009481785668" calcext:value-type="float">
            <text:p>52.90</text:p>
          </table:table-cell>
          <table:table-cell table:formula="of:=[.B28]-[.E28]" office:value-type="float" office:value="0.0890518214331664" calcext:value-type="float">
            <text:p>0.09</text:p>
          </table:table-cell>
          <table:table-cell table:formula="of:=[.F28]*[.F28]" office:value-type="float" office:value="0.00793022690056455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.95" calcext:value-type="float">
            <text:p>53.95</text:p>
          </table:table-cell>
          <table:table-cell office:value-type="float" office:value="408.3" calcext:value-type="float">
            <text:p>408.3</text:p>
          </table:table-cell>
          <table:table-cell table:formula="of:=[.C29]-273.15" office:value-type="float" office:value="135.15" calcext:value-type="float">
            <text:p>135.15</text:p>
          </table:table-cell>
          <table:table-cell table:formula="of:=[.$E$1]+[.$F$1]*[.C29]+[.$G$1]*[.C29]*[.C29]+[.$H$1]*[.C29]^(-0.5)+[.$I$1]/([.C29]*[.C29])" office:value-type="float" office:value="53.6209208742866" calcext:value-type="float">
            <text:p>53.62</text:p>
          </table:table-cell>
          <table:table-cell table:formula="of:=[.B29]-[.E29]" office:value-type="float" office:value="0.329079125713363" calcext:value-type="float">
            <text:p>0.33</text:p>
          </table:table-cell>
          <table:table-cell table:formula="of:=[.F29]*[.F29]" office:value-type="float" office:value="0.108293070980272" calcext:value-type="float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.71" calcext:value-type="float">
            <text:p>54.71</text:p>
          </table:table-cell>
          <table:table-cell office:value-type="float" office:value="418.3" calcext:value-type="float">
            <text:p>418.3</text:p>
          </table:table-cell>
          <table:table-cell table:formula="of:=[.C30]-273.15" office:value-type="float" office:value="145.15" calcext:value-type="float">
            <text:p>145.15</text:p>
          </table:table-cell>
          <table:table-cell table:formula="of:=[.$E$1]+[.$F$1]*[.C30]+[.$G$1]*[.C30]*[.C30]+[.$H$1]*[.C30]^(-0.5)+[.$I$1]/([.C30]*[.C30])" office:value-type="float" office:value="54.3859773217664" calcext:value-type="float">
            <text:p>54.39</text:p>
          </table:table-cell>
          <table:table-cell table:formula="of:=[.B30]-[.E30]" office:value-type="float" office:value="0.324022678233625" calcext:value-type="float">
            <text:p>0.32</text:p>
          </table:table-cell>
          <table:table-cell table:formula="of:=[.F30]*[.F30]" office:value-type="float" office:value="0.104990696009691" calcext:value-type="float">
            <text:p>0.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.61" calcext:value-type="float">
            <text:p>55.61</text:p>
          </table:table-cell>
          <table:table-cell office:value-type="float" office:value="428.2" calcext:value-type="float">
            <text:p>428.2</text:p>
          </table:table-cell>
          <table:table-cell table:formula="of:=[.C31]-273.15" office:value-type="float" office:value="155.05" calcext:value-type="float">
            <text:p>155.05</text:p>
          </table:table-cell>
          <table:table-cell table:formula="of:=[.$E$1]+[.$F$1]*[.C31]+[.$G$1]*[.C31]*[.C31]+[.$H$1]*[.C31]^(-0.5)+[.$I$1]/([.C31]*[.C31])" office:value-type="float" office:value="55.2072716271837" calcext:value-type="float">
            <text:p>55.21</text:p>
          </table:table-cell>
          <table:table-cell table:formula="of:=[.B31]-[.E31]" office:value-type="float" office:value="0.402728372816341" calcext:value-type="float">
            <text:p>0.40</text:p>
          </table:table-cell>
          <table:table-cell table:formula="of:=[.F31]*[.F31]" office:value-type="float" office:value="0.162190142271298" calcext:value-type="float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.42" calcext:value-type="float">
            <text:p>56.42</text:p>
          </table:table-cell>
          <table:table-cell office:value-type="float" office:value="438.2" calcext:value-type="float">
            <text:p>438.2</text:p>
          </table:table-cell>
          <table:table-cell table:formula="of:=[.C32]-273.15" office:value-type="float" office:value="165.05" calcext:value-type="float">
            <text:p>165.05</text:p>
          </table:table-cell>
          <table:table-cell table:formula="of:=[.$E$1]+[.$F$1]*[.C32]+[.$G$1]*[.C32]*[.C32]+[.$H$1]*[.C32]^(-0.5)+[.$I$1]/([.C32]*[.C32])" office:value-type="float" office:value="56.1209839355549" calcext:value-type="float">
            <text:p>56.12</text:p>
          </table:table-cell>
          <table:table-cell table:formula="of:=[.B32]-[.E32]" office:value-type="float" office:value="0.299016064445055" calcext:value-type="float">
            <text:p>0.30</text:p>
          </table:table-cell>
          <table:table-cell table:formula="of:=[.F32]*[.F32]" office:value-type="float" office:value="0.0894106067962096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.41" calcext:value-type="float">
            <text:p>57.41</text:p>
          </table:table-cell>
          <table:table-cell office:value-type="float" office:value="448.2" calcext:value-type="float">
            <text:p>448.2</text:p>
          </table:table-cell>
          <table:table-cell table:formula="of:=[.C33]-273.15" office:value-type="float" office:value="175.05" calcext:value-type="float">
            <text:p>175.05</text:p>
          </table:table-cell>
          <table:table-cell table:formula="of:=[.$E$1]+[.$F$1]*[.C33]+[.$G$1]*[.C33]*[.C33]+[.$H$1]*[.C33]^(-0.5)+[.$I$1]/([.C33]*[.C33])" office:value-type="float" office:value="57.1386861917729" calcext:value-type="float">
            <text:p>57.14</text:p>
          </table:table-cell>
          <table:table-cell table:formula="of:=[.B33]-[.E33]" office:value-type="float" office:value="0.271313808227092" calcext:value-type="float">
            <text:p>0.27</text:p>
          </table:table-cell>
          <table:table-cell table:formula="of:=[.F33]*[.F33]" office:value-type="float" office:value="0.073611182534687" calcext:value-type="float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.51" calcext:value-type="float">
            <text:p>58.51</text:p>
          </table:table-cell>
          <table:table-cell office:value-type="float" office:value="458.2" calcext:value-type="float">
            <text:p>458.2</text:p>
          </table:table-cell>
          <table:table-cell table:formula="of:=[.C34]-273.15" office:value-type="float" office:value="185.05" calcext:value-type="float">
            <text:p>185.05</text:p>
          </table:table-cell>
          <table:table-cell table:formula="of:=[.$E$1]+[.$F$1]*[.C34]+[.$G$1]*[.C34]*[.C34]+[.$H$1]*[.C34]^(-0.5)+[.$I$1]/([.C34]*[.C34])" office:value-type="float" office:value="58.2795309897375" calcext:value-type="float">
            <text:p>58.28</text:p>
          </table:table-cell>
          <table:table-cell table:formula="of:=[.B34]-[.E34]" office:value-type="float" office:value="0.230469010262489" calcext:value-type="float">
            <text:p>0.23</text:p>
          </table:table-cell>
          <table:table-cell table:formula="of:=[.F34]*[.F34]" office:value-type="float" office:value="0.0531159646913712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.82" calcext:value-type="float">
            <text:p>59.82</text:p>
          </table:table-cell>
          <table:table-cell office:value-type="float" office:value="468.1" calcext:value-type="float">
            <text:p>468.1</text:p>
          </table:table-cell>
          <table:table-cell table:formula="of:=[.C35]-273.15" office:value-type="float" office:value="194.95" calcext:value-type="float">
            <text:p>194.95</text:p>
          </table:table-cell>
          <table:table-cell table:formula="of:=[.$E$1]+[.$F$1]*[.C35]+[.$G$1]*[.C35]*[.C35]+[.$H$1]*[.C35]^(-0.5)+[.$I$1]/([.C35]*[.C35])" office:value-type="float" office:value="59.548638763081" calcext:value-type="float">
            <text:p>59.55</text:p>
          </table:table-cell>
          <table:table-cell table:formula="of:=[.B35]-[.E35]" office:value-type="float" office:value="0.271361236919013" calcext:value-type="float">
            <text:p>0.27</text:p>
          </table:table-cell>
          <table:table-cell table:formula="of:=[.F35]*[.F35]" office:value-type="float" office:value="0.0736369209022167" calcext:value-type="float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95" calcext:value-type="float">
            <text:p>60.95</text:p>
          </table:table-cell>
          <table:table-cell office:value-type="float" office:value="478.1" calcext:value-type="float">
            <text:p>478.1</text:p>
          </table:table-cell>
          <table:table-cell table:formula="of:=[.C36]-273.15" office:value-type="float" office:value="204.95" calcext:value-type="float">
            <text:p>204.95</text:p>
          </table:table-cell>
          <table:table-cell table:formula="of:=[.$E$1]+[.$F$1]*[.C36]+[.$G$1]*[.C36]*[.C36]+[.$H$1]*[.C36]^(-0.5)+[.$I$1]/([.C36]*[.C36])" office:value-type="float" office:value="60.989706139786" calcext:value-type="float">
            <text:p>60.99</text:p>
          </table:table-cell>
          <table:table-cell table:formula="of:=[.B36]-[.E36]" office:value-type="float" office:value="-0.039706139785963" calcext:value-type="float">
            <text:p>-0.04</text:p>
          </table:table-cell>
          <table:table-cell table:formula="of:=[.F36]*[.F36]" office:value-type="float" office:value="0.00157657753670244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.38" calcext:value-type="float">
            <text:p>62.38</text:p>
          </table:table-cell>
          <table:table-cell office:value-type="float" office:value="488.1" calcext:value-type="float">
            <text:p>488.1</text:p>
          </table:table-cell>
          <table:table-cell table:formula="of:=[.C37]-273.15" office:value-type="float" office:value="214.95" calcext:value-type="float">
            <text:p>214.95</text:p>
          </table:table-cell>
          <table:table-cell table:formula="of:=[.$E$1]+[.$F$1]*[.C37]+[.$G$1]*[.C37]*[.C37]+[.$H$1]*[.C37]^(-0.5)+[.$I$1]/([.C37]*[.C37])" office:value-type="float" office:value="62.6083217462641" calcext:value-type="float">
            <text:p>62.61</text:p>
          </table:table-cell>
          <table:table-cell table:formula="of:=[.B37]-[.E37]" office:value-type="float" office:value="-0.228321746264065" calcext:value-type="float">
            <text:p>-0.23</text:p>
          </table:table-cell>
          <table:table-cell table:formula="of:=[.F37]*[.F37]" office:value-type="float" office:value="0.0521308198170721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.16" calcext:value-type="float">
            <text:p>64.16</text:p>
          </table:table-cell>
          <table:table-cell office:value-type="float" office:value="498" calcext:value-type="float">
            <text:p>498.0</text:p>
          </table:table-cell>
          <table:table-cell table:formula="of:=[.C38]-273.15" office:value-type="float" office:value="224.85" calcext:value-type="float">
            <text:p>224.85</text:p>
          </table:table-cell>
          <table:table-cell table:formula="of:=[.$E$1]+[.$F$1]*[.C38]+[.$G$1]*[.C38]*[.C38]+[.$H$1]*[.C38]^(-0.5)+[.$I$1]/([.C38]*[.C38])" office:value-type="float" office:value="64.402433273848" calcext:value-type="float">
            <text:p>64.40</text:p>
          </table:table-cell>
          <table:table-cell table:formula="of:=[.B38]-[.E38]" office:value-type="float" office:value="-0.242433273847993" calcext:value-type="float">
            <text:p>-0.24</text:p>
          </table:table-cell>
          <table:table-cell table:formula="of:=[.F38]*[.F38]" office:value-type="float" office:value="0.0587738922686561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59.42" calcext:value-type="float">
            <text:p>59.42</text:p>
          </table:table-cell>
          <table:table-cell office:value-type="float" office:value="468.1" calcext:value-type="float">
            <text:p>468.1</text:p>
          </table:table-cell>
          <table:table-cell table:formula="of:=[.C40]-273.15" office:value-type="float" office:value="194.95" calcext:value-type="float">
            <text:p>194.95</text:p>
          </table:table-cell>
          <table:table-cell table:formula="of:=[.$E$1]+[.$F$1]*[.C40]+[.$G$1]*[.C40]*[.C40]+[.$H$1]*[.C40]^(-0.5)+[.$I$1]/([.C40]*[.C40])" office:value-type="float" office:value="59.548638763081" calcext:value-type="float">
            <text:p>59.55</text:p>
          </table:table-cell>
          <table:table-cell table:formula="of:=[.B40]-[.E40]" office:value-type="float" office:value="-0.128638763080986" calcext:value-type="float">
            <text:p>-0.13</text:p>
          </table:table-cell>
          <table:table-cell table:formula="of:=[.F40]*[.F40]" office:value-type="float" office:value="0.0165479313670059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60.8" calcext:value-type="float">
            <text:p>60.80</text:p>
          </table:table-cell>
          <table:table-cell office:value-type="float" office:value="478.1" calcext:value-type="float">
            <text:p>478.1</text:p>
          </table:table-cell>
          <table:table-cell table:formula="of:=[.C41]-273.15" office:value-type="float" office:value="204.95" calcext:value-type="float">
            <text:p>204.95</text:p>
          </table:table-cell>
          <table:table-cell table:formula="of:=[.$E$1]+[.$F$1]*[.C41]+[.$G$1]*[.C41]*[.C41]+[.$H$1]*[.C41]^(-0.5)+[.$I$1]/([.C41]*[.C41])" office:value-type="float" office:value="60.989706139786" calcext:value-type="float">
            <text:p>60.99</text:p>
          </table:table-cell>
          <table:table-cell table:formula="of:=[.B41]-[.E41]" office:value-type="float" office:value="-0.189706139785969" calcext:value-type="float">
            <text:p>-0.19</text:p>
          </table:table-cell>
          <table:table-cell table:formula="of:=[.F41]*[.F41]" office:value-type="float" office:value="0.0359884194724935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.72" calcext:value-type="float">
            <text:p>61.72</text:p>
          </table:table-cell>
          <table:table-cell office:value-type="float" office:value="488.1" calcext:value-type="float">
            <text:p>488.1</text:p>
          </table:table-cell>
          <table:table-cell table:formula="of:=[.C42]-273.15" office:value-type="float" office:value="214.95" calcext:value-type="float">
            <text:p>214.95</text:p>
          </table:table-cell>
          <table:table-cell table:formula="of:=[.$E$1]+[.$F$1]*[.C42]+[.$G$1]*[.C42]*[.C42]+[.$H$1]*[.C42]^(-0.5)+[.$I$1]/([.C42]*[.C42])" office:value-type="float" office:value="62.6083217462641" calcext:value-type="float">
            <text:p>62.61</text:p>
          </table:table-cell>
          <table:table-cell table:formula="of:=[.B42]-[.E42]" office:value-type="float" office:value="-0.888321746264069" calcext:value-type="float">
            <text:p>-0.89</text:p>
          </table:table-cell>
          <table:table-cell table:formula="of:=[.F42]*[.F42]" office:value-type="float" office:value="0.789115524885644" calcext:value-type="float">
            <text:p>0.7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float" office:value="62.4" calcext:value-type="float">
            <text:p>62.40</text:p>
          </table:table-cell>
          <table:table-cell office:value-type="float" office:value="488.1" calcext:value-type="float">
            <text:p>488.1</text:p>
          </table:table-cell>
          <table:table-cell table:formula="of:=[.C44]-273.15" office:value-type="float" office:value="214.95" calcext:value-type="float">
            <text:p>214.95</text:p>
          </table:table-cell>
          <table:table-cell table:formula="of:=[.$E$1]+[.$F$1]*[.C44]+[.$G$1]*[.C44]*[.C44]+[.$H$1]*[.C44]^(-0.5)+[.$I$1]/([.C44]*[.C44])" office:value-type="float" office:value="62.6083217462641" calcext:value-type="float">
            <text:p>62.61</text:p>
          </table:table-cell>
          <table:table-cell table:formula="of:=[.B44]-[.E44]" office:value-type="float" office:value="-0.208321746264069" calcext:value-type="float">
            <text:p>-0.21</text:p>
          </table:table-cell>
          <table:table-cell table:formula="of:=[.F44]*[.F44]" office:value-type="float" office:value="0.0433979499665111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.71" calcext:value-type="float">
            <text:p>62.71</text:p>
          </table:table-cell>
          <table:table-cell office:value-type="float" office:value="490.1" calcext:value-type="float">
            <text:p>490.1</text:p>
          </table:table-cell>
          <table:table-cell table:formula="of:=[.C45]-273.15" office:value-type="float" office:value="216.95" calcext:value-type="float">
            <text:p>216.95</text:p>
          </table:table-cell>
          <table:table-cell table:formula="of:=[.$E$1]+[.$F$1]*[.C45]+[.$G$1]*[.C45]*[.C45]+[.$H$1]*[.C45]^(-0.5)+[.$I$1]/([.C45]*[.C45])" office:value-type="float" office:value="62.9548655552057" calcext:value-type="float">
            <text:p>62.95</text:p>
          </table:table-cell>
          <table:table-cell table:formula="of:=[.B45]-[.E45]" office:value-type="float" office:value="-0.244865555205727" calcext:value-type="float">
            <text:p>-0.24</text:p>
          </table:table-cell>
          <table:table-cell table:formula="of:=[.F45]*[.F45]" office:value-type="float" office:value="0.0599591401262092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.33" calcext:value-type="float">
            <text:p>63.33</text:p>
          </table:table-cell>
          <table:table-cell office:value-type="float" office:value="492.1" calcext:value-type="float">
            <text:p>492.1</text:p>
          </table:table-cell>
          <table:table-cell table:formula="of:=[.C46]-273.15" office:value-type="float" office:value="218.95" calcext:value-type="float">
            <text:p>218.95</text:p>
          </table:table-cell>
          <table:table-cell table:formula="of:=[.$E$1]+[.$F$1]*[.C46]+[.$G$1]*[.C46]*[.C46]+[.$H$1]*[.C46]^(-0.5)+[.$I$1]/([.C46]*[.C46])" office:value-type="float" office:value="63.30933110848" calcext:value-type="float">
            <text:p>63.31</text:p>
          </table:table-cell>
          <table:table-cell table:formula="of:=[.B46]-[.E46]" office:value-type="float" office:value="0.0206688915200175" calcext:value-type="float">
            <text:p>0.02</text:p>
          </table:table-cell>
          <table:table-cell table:formula="of:=[.F46]*[.F46]" office:value-type="float" office:value="0.000427203076666251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.39" calcext:value-type="float">
            <text:p>63.39</text:p>
          </table:table-cell>
          <table:table-cell office:value-type="float" office:value="494" calcext:value-type="float">
            <text:p>494.0</text:p>
          </table:table-cell>
          <table:table-cell table:formula="of:=[.C47]-273.15" office:value-type="float" office:value="220.85" calcext:value-type="float">
            <text:p>220.85</text:p>
          </table:table-cell>
          <table:table-cell table:formula="of:=[.$E$1]+[.$F$1]*[.C47]+[.$G$1]*[.C47]*[.C47]+[.$H$1]*[.C47]^(-0.5)+[.$I$1]/([.C47]*[.C47])" office:value-type="float" office:value="63.6535321024359" calcext:value-type="float">
            <text:p>63.65</text:p>
          </table:table-cell>
          <table:table-cell table:formula="of:=[.B47]-[.E47]" office:value-type="float" office:value="-0.263532102435917" calcext:value-type="float">
            <text:p>-0.26</text:p>
          </table:table-cell>
          <table:table-cell table:formula="of:=[.F47]*[.F47]" office:value-type="float" office:value="0.0694491690142948" calcext:value-type="float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.82" calcext:value-type="float">
            <text:p>63.82</text:p>
          </table:table-cell>
          <table:table-cell office:value-type="float" office:value="496" calcext:value-type="float">
            <text:p>496.0</text:p>
          </table:table-cell>
          <table:table-cell table:formula="of:=[.C48]-273.15" office:value-type="float" office:value="222.85" calcext:value-type="float">
            <text:p>222.85</text:p>
          </table:table-cell>
          <table:table-cell table:formula="of:=[.$E$1]+[.$F$1]*[.C48]+[.$G$1]*[.C48]*[.C48]+[.$H$1]*[.C48]^(-0.5)+[.$I$1]/([.C48]*[.C48])" office:value-type="float" office:value="64.0238269100377" calcext:value-type="float">
            <text:p>64.02</text:p>
          </table:table-cell>
          <table:table-cell table:formula="of:=[.B48]-[.E48]" office:value-type="float" office:value="-0.203826910037712" calcext:value-type="float">
            <text:p>-0.20</text:p>
          </table:table-cell>
          <table:table-cell table:formula="of:=[.F48]*[.F48]" office:value-type="float" office:value="0.0415454092555216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.25" calcext:value-type="float">
            <text:p>64.25</text:p>
          </table:table-cell>
          <table:table-cell office:value-type="float" office:value="498" calcext:value-type="float">
            <text:p>498.0</text:p>
          </table:table-cell>
          <table:table-cell table:formula="of:=[.C49]-273.15" office:value-type="float" office:value="224.85" calcext:value-type="float">
            <text:p>224.85</text:p>
          </table:table-cell>
          <table:table-cell table:formula="of:=[.$E$1]+[.$F$1]*[.C49]+[.$G$1]*[.C49]*[.C49]+[.$H$1]*[.C49]^(-0.5)+[.$I$1]/([.C49]*[.C49])" office:value-type="float" office:value="64.402433273848" calcext:value-type="float">
            <text:p>64.40</text:p>
          </table:table-cell>
          <table:table-cell table:formula="of:=[.B49]-[.E49]" office:value-type="float" office:value="-0.15243327384799" calcext:value-type="float">
            <text:p>-0.15</text:p>
          </table:table-cell>
          <table:table-cell table:formula="of:=[.F49]*[.F49]" office:value-type="float" office:value="0.0232359029760163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.72" calcext:value-type="float">
            <text:p>64.72</text:p>
          </table:table-cell>
          <table:table-cell office:value-type="float" office:value="500" calcext:value-type="float">
            <text:p>500.0</text:p>
          </table:table-cell>
          <table:table-cell table:formula="of:=[.C50]-273.15" office:value-type="float" office:value="226.85" calcext:value-type="float">
            <text:p>226.85</text:p>
          </table:table-cell>
          <table:table-cell table:formula="of:=[.$E$1]+[.$F$1]*[.C50]+[.$G$1]*[.C50]*[.C50]+[.$H$1]*[.C50]^(-0.5)+[.$I$1]/([.C50]*[.C50])" office:value-type="float" office:value="64.7894814680369" calcext:value-type="float">
            <text:p>64.79</text:p>
          </table:table-cell>
          <table:table-cell table:formula="of:=[.B50]-[.E50]" office:value-type="float" office:value="-0.0694814680368836" calcext:value-type="float">
            <text:p>-0.07</text:p>
          </table:table-cell>
          <table:table-cell table:formula="of:=[.F50]*[.F50]" office:value-type="float" office:value="0.00482767440056048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.88" calcext:value-type="float">
            <text:p>64.88</text:p>
          </table:table-cell>
          <table:table-cell office:value-type="float" office:value="502" calcext:value-type="float">
            <text:p>502.0</text:p>
          </table:table-cell>
          <table:table-cell table:formula="of:=[.C51]-273.15" office:value-type="float" office:value="228.85" calcext:value-type="float">
            <text:p>228.85</text:p>
          </table:table-cell>
          <table:table-cell table:formula="of:=[.$E$1]+[.$F$1]*[.C51]+[.$G$1]*[.C51]*[.C51]+[.$H$1]*[.C51]^(-0.5)+[.$I$1]/([.C51]*[.C51])" office:value-type="float" office:value="65.1851008206143" calcext:value-type="float">
            <text:p>65.19</text:p>
          </table:table-cell>
          <table:table-cell table:formula="of:=[.B51]-[.E51]" office:value-type="float" office:value="-0.305100820614271" calcext:value-type="float">
            <text:p>-0.31</text:p>
          </table:table-cell>
          <table:table-cell table:formula="of:=[.F51]*[.F51]" office:value-type="float" office:value="0.0930865107395016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.21" calcext:value-type="float">
            <text:p>65.21</text:p>
          </table:table-cell>
          <table:table-cell office:value-type="float" office:value="504" calcext:value-type="float">
            <text:p>504.0</text:p>
          </table:table-cell>
          <table:table-cell table:formula="of:=[.C52]-273.15" office:value-type="float" office:value="230.85" calcext:value-type="float">
            <text:p>230.85</text:p>
          </table:table-cell>
          <table:table-cell table:formula="of:=[.$E$1]+[.$F$1]*[.C52]+[.$G$1]*[.C52]*[.C52]+[.$H$1]*[.C52]^(-0.5)+[.$I$1]/([.C52]*[.C52])" office:value-type="float" office:value="65.589419713101" calcext:value-type="float">
            <text:p>65.59</text:p>
          </table:table-cell>
          <table:table-cell table:formula="of:=[.B52]-[.E52]" office:value-type="float" office:value="-0.379419713101043" calcext:value-type="float">
            <text:p>-0.38</text:p>
          </table:table-cell>
          <table:table-cell table:formula="of:=[.F52]*[.F52]" office:value-type="float" office:value="0.143959318689678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.65" calcext:value-type="float">
            <text:p>65.65</text:p>
          </table:table-cell>
          <table:table-cell office:value-type="float" office:value="506" calcext:value-type="float">
            <text:p>506.0</text:p>
          </table:table-cell>
          <table:table-cell table:formula="of:=[.C53]-273.15" office:value-type="float" office:value="232.85" calcext:value-type="float">
            <text:p>232.85</text:p>
          </table:table-cell>
          <table:table-cell table:formula="of:=[.$E$1]+[.$F$1]*[.C53]+[.$G$1]*[.C53]*[.C53]+[.$H$1]*[.C53]^(-0.5)+[.$I$1]/([.C53]*[.C53])" office:value-type="float" office:value="66.0025655806232" calcext:value-type="float">
            <text:p>66.00</text:p>
          </table:table-cell>
          <table:table-cell table:formula="of:=[.B53]-[.E53]" office:value-type="float" office:value="-0.352565580623207" calcext:value-type="float">
            <text:p>-0.35</text:p>
          </table:table-cell>
          <table:table-cell table:formula="of:=[.F53]*[.F53]" office:value-type="float" office:value="0.124302488640179" calcext:value-type="float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.08" calcext:value-type="float">
            <text:p>66.08</text:p>
          </table:table-cell>
          <table:table-cell office:value-type="float" office:value="508" calcext:value-type="float">
            <text:p>508.0</text:p>
          </table:table-cell>
          <table:table-cell table:formula="of:=[.C54]-273.15" office:value-type="float" office:value="234.85" calcext:value-type="float">
            <text:p>234.85</text:p>
          </table:table-cell>
          <table:table-cell table:formula="of:=[.$E$1]+[.$F$1]*[.C54]+[.$G$1]*[.C54]*[.C54]+[.$H$1]*[.C54]^(-0.5)+[.$I$1]/([.C54]*[.C54])" office:value-type="float" office:value="66.4246649123898" calcext:value-type="float">
            <text:p>66.42</text:p>
          </table:table-cell>
          <table:table-cell table:formula="of:=[.B54]-[.E54]" office:value-type="float" office:value="-0.344664912389774" calcext:value-type="float">
            <text:p>-0.34</text:p>
          </table:table-cell>
          <table:table-cell table:formula="of:=[.F54]*[.F54]" office:value-type="float" office:value="0.118793901832651" calcext:value-type="float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.71" calcext:value-type="float">
            <text:p>66.71</text:p>
          </table:table-cell>
          <table:table-cell office:value-type="float" office:value="510" calcext:value-type="float">
            <text:p>510.0</text:p>
          </table:table-cell>
          <table:table-cell table:formula="of:=[.C55]-273.15" office:value-type="float" office:value="236.85" calcext:value-type="float">
            <text:p>236.85</text:p>
          </table:table-cell>
          <table:table-cell table:formula="of:=[.$E$1]+[.$F$1]*[.C55]+[.$G$1]*[.C55]*[.C55]+[.$H$1]*[.C55]^(-0.5)+[.$I$1]/([.C55]*[.C55])" office:value-type="float" office:value="66.8558432525469" calcext:value-type="float">
            <text:p>66.86</text:p>
          </table:table-cell>
          <table:table-cell table:formula="of:=[.B55]-[.E55]" office:value-type="float" office:value="-0.145843252546896" calcext:value-type="float">
            <text:p>-0.15</text:p>
          </table:table-cell>
          <table:table-cell table:formula="of:=[.F55]*[.F55]" office:value-type="float" office:value="0.0212702543134578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.51" calcext:value-type="float">
            <text:p>67.51</text:p>
          </table:table-cell>
          <table:table-cell office:value-type="float" office:value="512" calcext:value-type="float">
            <text:p>512.0</text:p>
          </table:table-cell>
          <table:table-cell table:formula="of:=[.C56]-273.15" office:value-type="float" office:value="238.85" calcext:value-type="float">
            <text:p>238.85</text:p>
          </table:table-cell>
          <table:table-cell table:formula="of:=[.$E$1]+[.$F$1]*[.C56]+[.$G$1]*[.C56]*[.C56]+[.$H$1]*[.C56]^(-0.5)+[.$I$1]/([.C56]*[.C56])" office:value-type="float" office:value="67.2962252013865" calcext:value-type="float">
            <text:p>67.30</text:p>
          </table:table-cell>
          <table:table-cell table:formula="of:=[.B56]-[.E56]" office:value-type="float" office:value="0.213774798613528" calcext:value-type="float">
            <text:p>0.21</text:p>
          </table:table-cell>
          <table:table-cell table:formula="of:=[.F56]*[.F56]" office:value-type="float" office:value="0.045699664522254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.28" calcext:value-type="float">
            <text:p>68.28</text:p>
          </table:table-cell>
          <table:table-cell office:value-type="float" office:value="514" calcext:value-type="float">
            <text:p>514.0</text:p>
          </table:table-cell>
          <table:table-cell table:formula="of:=[.C57]-273.15" office:value-type="float" office:value="240.85" calcext:value-type="float">
            <text:p>240.85</text:p>
          </table:table-cell>
          <table:table-cell table:formula="of:=[.$E$1]+[.$F$1]*[.C57]+[.$G$1]*[.C57]*[.C57]+[.$H$1]*[.C57]^(-0.5)+[.$I$1]/([.C57]*[.C57])" office:value-type="float" office:value="67.7459344168812" calcext:value-type="float">
            <text:p>67.75</text:p>
          </table:table-cell>
          <table:table-cell table:formula="of:=[.B57]-[.E57]" office:value-type="float" office:value="0.534065583118817" calcext:value-type="float">
            <text:p>0.53</text:p>
          </table:table-cell>
          <table:table-cell table:formula="of:=[.F57]*[.F57]" office:value-type="float" office:value="0.285226047072042" calcext:value-type="float">
            <text:p>0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.91" calcext:value-type="float">
            <text:p>68.91</text:p>
          </table:table-cell>
          <table:table-cell office:value-type="float" office:value="516" calcext:value-type="float">
            <text:p>516.0</text:p>
          </table:table-cell>
          <table:table-cell table:formula="of:=[.C58]-273.15" office:value-type="float" office:value="242.85" calcext:value-type="float">
            <text:p>242.85</text:p>
          </table:table-cell>
          <table:table-cell table:formula="of:=[.$E$1]+[.$F$1]*[.C58]+[.$G$1]*[.C58]*[.C58]+[.$H$1]*[.C58]^(-0.5)+[.$I$1]/([.C58]*[.C58])" office:value-type="float" office:value="68.2050936165366" calcext:value-type="float">
            <text:p>68.21</text:p>
          </table:table-cell>
          <table:table-cell table:formula="of:=[.B58]-[.E58]" office:value-type="float" office:value="0.704906383463396" calcext:value-type="float">
            <text:p>0.70</text:p>
          </table:table-cell>
          <table:table-cell table:formula="of:=[.F58]*[.F58]" office:value-type="float" office:value="0.496893009447444" calcext:value-type="float">
            <text:p>0.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.29" calcext:value-type="float">
            <text:p>69.29</text:p>
          </table:table-cell>
          <table:table-cell office:value-type="float" office:value="518" calcext:value-type="float">
            <text:p>518.0</text:p>
          </table:table-cell>
          <table:table-cell table:formula="of:=[.C59]-273.15" office:value-type="float" office:value="244.85" calcext:value-type="float">
            <text:p>244.85</text:p>
          </table:table-cell>
          <table:table-cell table:formula="of:=[.$E$1]+[.$F$1]*[.C59]+[.$G$1]*[.C59]*[.C59]+[.$H$1]*[.C59]^(-0.5)+[.$I$1]/([.C59]*[.C59])" office:value-type="float" office:value="68.6738245795466" calcext:value-type="float">
            <text:p>68.67</text:p>
          </table:table-cell>
          <table:table-cell table:formula="of:=[.B59]-[.E59]" office:value-type="float" office:value="0.616175420453374" calcext:value-type="float">
            <text:p>0.62</text:p>
          </table:table-cell>
          <table:table-cell table:formula="of:=[.F59]*[.F59]" office:value-type="float" office:value="0.379672148770892" calcext:value-type="float">
            <text:p>0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69.36" calcext:value-type="float">
            <text:p>69.36</text:p>
          </table:table-cell>
          <table:table-cell office:value-type="float" office:value="518" calcext:value-type="float">
            <text:p>518.0</text:p>
          </table:table-cell>
          <table:table-cell table:formula="of:=[.C61]-273.15" office:value-type="float" office:value="244.85" calcext:value-type="float">
            <text:p>244.85</text:p>
          </table:table-cell>
          <table:table-cell table:formula="of:=[.$E$1]+[.$F$1]*[.C61]+[.$G$1]*[.C61]*[.C61]+[.$H$1]*[.C61]^(-0.5)+[.$I$1]/([.C61]*[.C61])" office:value-type="float" office:value="68.6738245795466" calcext:value-type="float">
            <text:p>68.67</text:p>
          </table:table-cell>
          <table:table-cell table:formula="of:=[.B61]-[.E61]" office:value-type="float" office:value="0.686175420453367" calcext:value-type="float">
            <text:p>0.69</text:p>
          </table:table-cell>
          <table:table-cell table:formula="of:=[.F61]*[.F61]" office:value-type="float" office:value="0.470836707634355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 cal/(mol K)</text:p>
          </table:table-cell>
          <table:table-cell office:value-type="string" calcext:value-type="string">
            <text:p>Cp J/(mol K)</text:p>
          </table:table-cell>
          <table:table-cell table:style-name="ce3" office:value-type="string" calcext:value-type="string">
            <text:p>T K</text:p>
          </table:table-cell>
          <table:table-cell table:style-name="ce3" office:value-type="string" calcext:value-type="string">
            <text:p>T/C</text:p>
          </table:table-cell>
          <table:table-cell table:style-name="ce5" office:value-type="string" calcext:value-type="string">
            <text:p>1957 King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float" office:value="0.9" calcext:value-type="float">
            <text:p>0.900</text:p>
          </table:table-cell>
          <table:table-cell table:style-name="ce1" table:formula="of:=[.A63]*4.184" office:value-type="float" office:value="3.7656" calcext:value-type="float">
            <text:p>3.766</text:p>
          </table:table-cell>
          <table:table-cell table:style-name="Default" office:value-type="float" office:value="54.28" calcext:value-type="float">
            <text:p>54.28</text:p>
          </table:table-cell>
          <table:table-cell table:style-name="ce2" table:formula="of:=[.C63]-273.15" office:value-type="float" office:value="-218.87" calcext:value-type="float">
            <text:p>-218.87</text:p>
          </table:table-cell>
          <table:table-cell table:formula="of:=[.$E$1]+[.$F$1]*[.C63]+[.$G$1]*[.C63]*[.C63]+[.$H$1]*[.C63]^(-0.5)+[.$I$1]/([.C63]*[.C63])" office:value-type="float" office:value="4679.52795768578" calcext:value-type="float">
            <text:p>4,679.5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.112" calcext:value-type="float">
            <text:p>1.112</text:p>
          </table:table-cell>
          <table:table-cell table:style-name="ce1" table:formula="of:=[.A64]*4.184" office:value-type="float" office:value="4.652608" calcext:value-type="float">
            <text:p>4.653</text:p>
          </table:table-cell>
          <table:table-cell table:style-name="Default" office:value-type="float" office:value="58.93" calcext:value-type="float">
            <text:p>58.93</text:p>
          </table:table-cell>
          <table:table-cell table:style-name="ce2" table:formula="of:=[.C64]-273.15" office:value-type="float" office:value="-214.22" calcext:value-type="float">
            <text:p>-214.22</text:p>
          </table:table-cell>
          <table:table-cell table:formula="of:=[.$E$1]+[.$F$1]*[.C64]+[.$G$1]*[.C64]*[.C64]+[.$H$1]*[.C64]^(-0.5)+[.$I$1]/([.C64]*[.C64])" office:value-type="float" office:value="3737.89964203269" calcext:value-type="float">
            <text:p>3,737.9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.341" calcext:value-type="float">
            <text:p>1.341</text:p>
          </table:table-cell>
          <table:table-cell table:style-name="ce1" table:formula="of:=[.A65]*4.184" office:value-type="float" office:value="5.610744" calcext:value-type="float">
            <text:p>5.611</text:p>
          </table:table-cell>
          <table:table-cell table:style-name="Default" office:value-type="float" office:value="63.49" calcext:value-type="float">
            <text:p>63.49</text:p>
          </table:table-cell>
          <table:table-cell table:style-name="ce2" table:formula="of:=[.C65]-273.15" office:value-type="float" office:value="-209.66" calcext:value-type="float">
            <text:p>-209.66</text:p>
          </table:table-cell>
          <table:table-cell table:formula="of:=[.$E$1]+[.$F$1]*[.C65]+[.$G$1]*[.C65]*[.C65]+[.$H$1]*[.C65]^(-0.5)+[.$I$1]/([.C65]*[.C65])" office:value-type="float" office:value="3030.53718244335" calcext:value-type="float">
            <text:p>3,030.5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.582" calcext:value-type="float">
            <text:p>1.582</text:p>
          </table:table-cell>
          <table:table-cell table:style-name="ce1" table:formula="of:=[.A66]*4.184" office:value-type="float" office:value="6.619088" calcext:value-type="float">
            <text:p>6.619</text:p>
          </table:table-cell>
          <table:table-cell table:style-name="ce2" office:value-type="float" office:value="68.1" calcext:value-type="float">
            <text:p>68.10</text:p>
          </table:table-cell>
          <table:table-cell table:style-name="ce2" table:formula="of:=[.C66]-273.15" office:value-type="float" office:value="-205.05" calcext:value-type="float">
            <text:p>-205.05</text:p>
          </table:table-cell>
          <table:table-cell table:formula="of:=[.$E$1]+[.$F$1]*[.C66]+[.$G$1]*[.C66]*[.C66]+[.$H$1]*[.C66]^(-0.5)+[.$I$1]/([.C66]*[.C66])" office:value-type="float" office:value="2473.41766165764" calcext:value-type="float">
            <text:p>2,473.4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.818" calcext:value-type="float">
            <text:p>1.818</text:p>
          </table:table-cell>
          <table:table-cell table:style-name="ce1" table:formula="of:=[.A67]*4.184" office:value-type="float" office:value="7.606512" calcext:value-type="float">
            <text:p>7.607</text:p>
          </table:table-cell>
          <table:table-cell table:style-name="Default" office:value-type="float" office:value="72.47" calcext:value-type="float">
            <text:p>72.47</text:p>
          </table:table-cell>
          <table:table-cell table:style-name="ce2" table:formula="of:=[.C67]-273.15" office:value-type="float" office:value="-200.68" calcext:value-type="float">
            <text:p>-200.68</text:p>
          </table:table-cell>
          <table:table-cell table:formula="of:=[.$E$1]+[.$F$1]*[.C67]+[.$G$1]*[.C67]*[.C67]+[.$H$1]*[.C67]^(-0.5)+[.$I$1]/([.C67]*[.C67])" office:value-type="float" office:value="2054.69284248925" calcext:value-type="float">
            <text:p>2,054.6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.051" calcext:value-type="float">
            <text:p>2.051</text:p>
          </table:table-cell>
          <table:table-cell table:style-name="ce1" table:formula="of:=[.A68]*4.184" office:value-type="float" office:value="8.581384" calcext:value-type="float">
            <text:p>8.581</text:p>
          </table:table-cell>
          <table:table-cell table:style-name="Default" office:value-type="float" office:value="76.74" calcext:value-type="float">
            <text:p>76.74</text:p>
          </table:table-cell>
          <table:table-cell table:style-name="ce2" table:formula="of:=[.C68]-273.15" office:value-type="float" office:value="-196.41" calcext:value-type="float">
            <text:p>-196.41</text:p>
          </table:table-cell>
          <table:table-cell table:formula="of:=[.$E$1]+[.$F$1]*[.C68]+[.$G$1]*[.C68]*[.C68]+[.$H$1]*[.C68]^(-0.5)+[.$I$1]/([.C68]*[.C68])" office:value-type="float" office:value="1724.003174684" calcext:value-type="float">
            <text:p>1,724.0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.248" calcext:value-type="float">
            <text:p>2.248</text:p>
          </table:table-cell>
          <table:table-cell table:style-name="ce1" table:formula="of:=[.A69]*4.184" office:value-type="float" office:value="9.405632" calcext:value-type="float">
            <text:p>9.406</text:p>
          </table:table-cell>
          <table:table-cell table:style-name="Default" office:value-type="float" office:value="80.22" calcext:value-type="float">
            <text:p>80.22</text:p>
          </table:table-cell>
          <table:table-cell table:style-name="ce2" table:formula="of:=[.C69]-273.15" office:value-type="float" office:value="-192.93" calcext:value-type="float">
            <text:p>-192.93</text:p>
          </table:table-cell>
          <table:table-cell table:formula="of:=[.$E$1]+[.$F$1]*[.C69]+[.$G$1]*[.C69]*[.C69]+[.$H$1]*[.C69]^(-0.5)+[.$I$1]/([.C69]*[.C69])" office:value-type="float" office:value="1499.80527490695" calcext:value-type="float">
            <text:p>1,499.8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.444" calcext:value-type="float">
            <text:p>2.444</text:p>
          </table:table-cell>
          <table:table-cell table:style-name="ce1" table:formula="of:=[.A70]*4.184" office:value-type="float" office:value="10.225696" calcext:value-type="float">
            <text:p>10.226</text:p>
          </table:table-cell>
          <table:table-cell table:style-name="Default" office:value-type="float" office:value="83.81" calcext:value-type="float">
            <text:p>83.81</text:p>
          </table:table-cell>
          <table:table-cell table:style-name="ce2" table:formula="of:=[.C70]-273.15" office:value-type="float" office:value="-189.34" calcext:value-type="float">
            <text:p>-189.34</text:p>
          </table:table-cell>
          <table:table-cell table:formula="of:=[.$E$1]+[.$F$1]*[.C70]+[.$G$1]*[.C70]*[.C70]+[.$H$1]*[.C70]^(-0.5)+[.$I$1]/([.C70]*[.C70])" office:value-type="float" office:value="1303.06672360026" calcext:value-type="float">
            <text:p>1,303.0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3.056" calcext:value-type="float">
            <text:p>3.056</text:p>
          </table:table-cell>
          <table:table-cell table:style-name="ce1" table:formula="of:=[.A71]*4.184" office:value-type="float" office:value="12.786304" calcext:value-type="float">
            <text:p>12.786</text:p>
          </table:table-cell>
          <table:table-cell table:style-name="Default" office:value-type="float" office:value="94.66" calcext:value-type="float">
            <text:p>94.66</text:p>
          </table:table-cell>
          <table:table-cell table:style-name="ce2" table:formula="of:=[.C71]-273.15" office:value-type="float" office:value="-178.49" calcext:value-type="float">
            <text:p>-178.49</text:p>
          </table:table-cell>
          <table:table-cell table:formula="of:=[.$E$1]+[.$F$1]*[.C71]+[.$G$1]*[.C71]*[.C71]+[.$H$1]*[.C71]^(-0.5)+[.$I$1]/([.C71]*[.C71])" office:value-type="float" office:value="865.852482567409" calcext:value-type="float">
            <text:p>865.8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3.639" calcext:value-type="float">
            <text:p>3.639</text:p>
          </table:table-cell>
          <table:table-cell table:style-name="ce1" table:formula="of:=[.A72]*4.184" office:value-type="float" office:value="15.225576" calcext:value-type="float">
            <text:p>15.226</text:p>
          </table:table-cell>
          <table:table-cell table:style-name="Default" office:value-type="float" office:value="104.97" calcext:value-type="float">
            <text:p>104.97</text:p>
          </table:table-cell>
          <table:table-cell table:style-name="ce2" table:formula="of:=[.C72]-273.15" office:value-type="float" office:value="-168.18" calcext:value-type="float">
            <text:p>-168.18</text:p>
          </table:table-cell>
          <table:table-cell table:formula="of:=[.$E$1]+[.$F$1]*[.C72]+[.$G$1]*[.C72]*[.C72]+[.$H$1]*[.C72]^(-0.5)+[.$I$1]/([.C72]*[.C72])" office:value-type="float" office:value="598.054719058182" calcext:value-type="float">
            <text:p>598.0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.158" calcext:value-type="float">
            <text:p>4.158</text:p>
          </table:table-cell>
          <table:table-cell table:style-name="ce1" table:formula="of:=[.A73]*4.184" office:value-type="float" office:value="17.397072" calcext:value-type="float">
            <text:p>17.397</text:p>
          </table:table-cell>
          <table:table-cell table:style-name="Default" office:value-type="float" office:value="114.57" calcext:value-type="float">
            <text:p>114.57</text:p>
          </table:table-cell>
          <table:table-cell table:style-name="ce2" table:formula="of:=[.C73]-273.15" office:value-type="float" office:value="-158.58" calcext:value-type="float">
            <text:p>-158.58</text:p>
          </table:table-cell>
          <table:table-cell table:formula="of:=[.$E$1]+[.$F$1]*[.C73]+[.$G$1]*[.C73]*[.C73]+[.$H$1]*[.C73]^(-0.5)+[.$I$1]/([.C73]*[.C73])" office:value-type="float" office:value="429.33089921615" calcext:value-type="float">
            <text:p>429.3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.691" calcext:value-type="float">
            <text:p>4.691</text:p>
          </table:table-cell>
          <table:table-cell table:style-name="ce1" table:formula="of:=[.A74]*4.184" office:value-type="float" office:value="19.627144" calcext:value-type="float">
            <text:p>19.627</text:p>
          </table:table-cell>
          <table:table-cell table:style-name="ce2" office:value-type="float" office:value="124.6" calcext:value-type="float">
            <text:p>124.60</text:p>
          </table:table-cell>
          <table:table-cell table:style-name="ce2" table:formula="of:=[.C74]-273.15" office:value-type="float" office:value="-148.55" calcext:value-type="float">
            <text:p>-148.55</text:p>
          </table:table-cell>
          <table:table-cell table:formula="of:=[.$E$1]+[.$F$1]*[.C74]+[.$G$1]*[.C74]*[.C74]+[.$H$1]*[.C74]^(-0.5)+[.$I$1]/([.C74]*[.C74])" office:value-type="float" office:value="307.352756482207" calcext:value-type="float">
            <text:p>307.3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5.269" calcext:value-type="float">
            <text:p>5.269</text:p>
          </table:table-cell>
          <table:table-cell table:style-name="ce1" table:formula="of:=[.A75]*4.184" office:value-type="float" office:value="22.045496" calcext:value-type="float">
            <text:p>22.045</text:p>
          </table:table-cell>
          <table:table-cell table:style-name="ce2" office:value-type="float" office:value="135.88" calcext:value-type="float">
            <text:p>135.88</text:p>
          </table:table-cell>
          <table:table-cell table:style-name="ce2" table:formula="of:=[.C75]-273.15" office:value-type="float" office:value="-137.27" calcext:value-type="float">
            <text:p>-137.27</text:p>
          </table:table-cell>
          <table:table-cell table:formula="of:=[.$E$1]+[.$F$1]*[.C75]+[.$G$1]*[.C75]*[.C75]+[.$H$1]*[.C75]^(-0.5)+[.$I$1]/([.C75]*[.C75])" office:value-type="float" office:value="214.220223376926" calcext:value-type="float">
            <text:p>214.2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5.737" calcext:value-type="float">
            <text:p>5.737</text:p>
          </table:table-cell>
          <table:table-cell table:style-name="ce1" table:formula="of:=[.A76]*4.184" office:value-type="float" office:value="24.003608" calcext:value-type="float">
            <text:p>24.004</text:p>
          </table:table-cell>
          <table:table-cell table:style-name="Default" office:value-type="float" office:value="145.55" calcext:value-type="float">
            <text:p>145.55</text:p>
          </table:table-cell>
          <table:table-cell table:style-name="ce2" table:formula="of:=[.C76]-273.15" office:value-type="float" office:value="-127.6" calcext:value-type="float">
            <text:p>-127.60</text:p>
          </table:table-cell>
          <table:table-cell table:formula="of:=[.$E$1]+[.$F$1]*[.C76]+[.$G$1]*[.C76]*[.C76]+[.$H$1]*[.C76]^(-0.5)+[.$I$1]/([.C76]*[.C76])" office:value-type="float" office:value="159.482606452893" calcext:value-type="float">
            <text:p>159.48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6.221" calcext:value-type="float">
            <text:p>6.221</text:p>
          </table:table-cell>
          <table:table-cell table:style-name="ce1" table:formula="of:=[.A77]*4.184" office:value-type="float" office:value="26.028664" calcext:value-type="float">
            <text:p>26.029</text:p>
          </table:table-cell>
          <table:table-cell table:style-name="Default" office:value-type="float" office:value="155.86" calcext:value-type="float">
            <text:p>155.86</text:p>
          </table:table-cell>
          <table:table-cell table:style-name="ce2" table:formula="of:=[.C77]-273.15" office:value-type="float" office:value="-117.29" calcext:value-type="float">
            <text:p>-117.29</text:p>
          </table:table-cell>
          <table:table-cell table:formula="of:=[.$E$1]+[.$F$1]*[.C77]+[.$G$1]*[.C77]*[.C77]+[.$H$1]*[.C77]^(-0.5)+[.$I$1]/([.C77]*[.C77])" office:value-type="float" office:value="118.601324496801" calcext:value-type="float">
            <text:p>118.6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6.639" calcext:value-type="float">
            <text:p>6.639</text:p>
          </table:table-cell>
          <table:table-cell table:style-name="ce1" table:formula="of:=[.A78]*4.184" office:value-type="float" office:value="27.777576" calcext:value-type="float">
            <text:p>27.778</text:p>
          </table:table-cell>
          <table:table-cell table:style-name="Default" office:value-type="float" office:value="165.78" calcext:value-type="float">
            <text:p>165.78</text:p>
          </table:table-cell>
          <table:table-cell table:style-name="ce2" table:formula="of:=[.C78]-273.15" office:value-type="float" office:value="-107.37" calcext:value-type="float">
            <text:p>-107.37</text:p>
          </table:table-cell>
          <table:table-cell table:formula="of:=[.$E$1]+[.$F$1]*[.C78]+[.$G$1]*[.C78]*[.C78]+[.$H$1]*[.C78]^(-0.5)+[.$I$1]/([.C78]*[.C78])" office:value-type="float" office:value="91.2850958513651" calcext:value-type="float">
            <text:p>91.2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.041" calcext:value-type="float">
            <text:p>7.041</text:p>
          </table:table-cell>
          <table:table-cell table:style-name="ce1" table:formula="of:=[.A79]*4.184" office:value-type="float" office:value="29.459544" calcext:value-type="float">
            <text:p>29.460</text:p>
          </table:table-cell>
          <table:table-cell table:style-name="Default" office:value-type="float" office:value="175.84" calcext:value-type="float">
            <text:p>175.84</text:p>
          </table:table-cell>
          <table:table-cell table:style-name="ce2" table:formula="of:=[.C79]-273.15" office:value-type="float" office:value="-97.31" calcext:value-type="float">
            <text:p>-97.31</text:p>
          </table:table-cell>
          <table:table-cell table:formula="of:=[.$E$1]+[.$F$1]*[.C79]+[.$G$1]*[.C79]*[.C79]+[.$H$1]*[.C79]^(-0.5)+[.$I$1]/([.C79]*[.C79])" office:value-type="float" office:value="72.1097955383384" calcext:value-type="float">
            <text:p>72.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.427" calcext:value-type="float">
            <text:p>7.427</text:p>
          </table:table-cell>
          <table:table-cell table:style-name="ce1" table:formula="of:=[.A80]*4.184" office:value-type="float" office:value="31.074568" calcext:value-type="float">
            <text:p>31.075</text:p>
          </table:table-cell>
          <table:table-cell table:style-name="Default" office:value-type="float" office:value="185.78" calcext:value-type="float">
            <text:p>185.78</text:p>
          </table:table-cell>
          <table:table-cell table:style-name="ce2" table:formula="of:=[.C80]-273.15" office:value-type="float" office:value="-87.37" calcext:value-type="float">
            <text:p>-87.37</text:p>
          </table:table-cell>
          <table:table-cell table:formula="of:=[.$E$1]+[.$F$1]*[.C80]+[.$G$1]*[.C80]*[.C80]+[.$H$1]*[.C80]^(-0.5)+[.$I$1]/([.C80]*[.C80])" office:value-type="float" office:value="59.1965933893059" calcext:value-type="float">
            <text:p>59.2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.785" calcext:value-type="float">
            <text:p>7.785</text:p>
          </table:table-cell>
          <table:table-cell table:style-name="ce1" table:formula="of:=[.A81]*4.184" office:value-type="float" office:value="32.57244" calcext:value-type="float">
            <text:p>32.572</text:p>
          </table:table-cell>
          <table:table-cell table:style-name="Default" office:value-type="float" office:value="195.94" calcext:value-type="float">
            <text:p>195.94</text:p>
          </table:table-cell>
          <table:table-cell table:style-name="ce2" table:formula="of:=[.C81]-273.15" office:value-type="float" office:value="-77.21" calcext:value-type="float">
            <text:p>-77.21</text:p>
          </table:table-cell>
          <table:table-cell table:formula="of:=[.$E$1]+[.$F$1]*[.C81]+[.$G$1]*[.C81]*[.C81]+[.$H$1]*[.C81]^(-0.5)+[.$I$1]/([.C81]*[.C81])" office:value-type="float" office:value="50.4307137970554" calcext:value-type="float">
            <text:p>50.4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8.134" calcext:value-type="float">
            <text:p>8.134</text:p>
          </table:table-cell>
          <table:table-cell table:style-name="ce1" table:formula="of:=[.A82]*4.184" office:value-type="float" office:value="34.032656" calcext:value-type="float">
            <text:p>34.033</text:p>
          </table:table-cell>
          <table:table-cell table:style-name="Default" office:value-type="float" office:value="206.13" calcext:value-type="float">
            <text:p>206.13</text:p>
          </table:table-cell>
          <table:table-cell table:style-name="ce2" table:formula="of:=[.C82]-273.15" office:value-type="float" office:value="-67.02" calcext:value-type="float">
            <text:p>-67.02</text:p>
          </table:table-cell>
          <table:table-cell table:formula="of:=[.$E$1]+[.$F$1]*[.C82]+[.$G$1]*[.C82]*[.C82]+[.$H$1]*[.C82]^(-0.5)+[.$I$1]/([.C82]*[.C82])" office:value-type="float" office:value="44.8519039304099" calcext:value-type="float">
            <text:p>44.8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8.457" calcext:value-type="float">
            <text:p>8.457</text:p>
          </table:table-cell>
          <table:table-cell table:style-name="ce1" table:formula="of:=[.A83]*4.184" office:value-type="float" office:value="35.384088" calcext:value-type="float">
            <text:p>35.384</text:p>
          </table:table-cell>
          <table:table-cell table:style-name="Default" office:value-type="float" office:value="216.19" calcext:value-type="float">
            <text:p>216.19</text:p>
          </table:table-cell>
          <table:table-cell table:style-name="ce2" table:formula="of:=[.C83]-273.15" office:value-type="float" office:value="-56.96" calcext:value-type="float">
            <text:p>-56.96</text:p>
          </table:table-cell>
          <table:table-cell table:formula="of:=[.$E$1]+[.$F$1]*[.C83]+[.$G$1]*[.C83]*[.C83]+[.$H$1]*[.C83]^(-0.5)+[.$I$1]/([.C83]*[.C83])" office:value-type="float" office:value="41.5830913099305" calcext:value-type="float">
            <text:p>41.58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8.762" calcext:value-type="float">
            <text:p>8.762</text:p>
          </table:table-cell>
          <table:table-cell table:style-name="ce1" table:formula="of:=[.A84]*4.184" office:value-type="float" office:value="36.660208" calcext:value-type="float">
            <text:p>36.660</text:p>
          </table:table-cell>
          <table:table-cell table:style-name="Default" office:value-type="float" office:value="225.85" calcext:value-type="float">
            <text:p>225.85</text:p>
          </table:table-cell>
          <table:table-cell table:style-name="ce2" table:formula="of:=[.C84]-273.15" office:value-type="float" office:value="-47.3" calcext:value-type="float">
            <text:p>-47.30</text:p>
          </table:table-cell>
          <table:table-cell table:formula="of:=[.$E$1]+[.$F$1]*[.C84]+[.$G$1]*[.C84]*[.C84]+[.$H$1]*[.C84]^(-0.5)+[.$I$1]/([.C84]*[.C84])" office:value-type="float" office:value="39.9238320751589" calcext:value-type="float">
            <text:p>39.9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float" office:value="9.05" calcext:value-type="float">
            <text:p>9.050</text:p>
          </table:table-cell>
          <table:table-cell table:style-name="ce1" table:formula="of:=[.A85]*4.184" office:value-type="float" office:value="37.8652" calcext:value-type="float">
            <text:p>37.865</text:p>
          </table:table-cell>
          <table:table-cell table:style-name="Default" office:value-type="float" office:value="236.07" calcext:value-type="float">
            <text:p>236.07</text:p>
          </table:table-cell>
          <table:table-cell table:style-name="ce2" table:formula="of:=[.C85]-273.15" office:value-type="float" office:value="-37.08" calcext:value-type="float">
            <text:p>-37.08</text:p>
          </table:table-cell>
          <table:table-cell table:formula="of:=[.$E$1]+[.$F$1]*[.C85]+[.$G$1]*[.C85]*[.C85]+[.$H$1]*[.C85]^(-0.5)+[.$I$1]/([.C85]*[.C85])" office:value-type="float" office:value="39.2679288991931" calcext:value-type="float">
            <text:p>39.2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float" office:value="9.306" calcext:value-type="float">
            <text:p>9.31</text:p>
          </table:table-cell>
          <table:table-cell table:style-name="ce1" table:formula="of:=[.A86]*4.184" office:value-type="float" office:value="38.936304" calcext:value-type="float">
            <text:p>38.936</text:p>
          </table:table-cell>
          <table:table-cell table:style-name="Default" office:value-type="float" office:value="245.63" calcext:value-type="float">
            <text:p>245.63</text:p>
          </table:table-cell>
          <table:table-cell table:style-name="ce2" table:formula="of:=[.C86]-273.15" office:value-type="float" office:value="-27.52" calcext:value-type="float">
            <text:p>-27.52</text:p>
          </table:table-cell>
          <table:table-cell table:formula="of:=[.$E$1]+[.$F$1]*[.C86]+[.$G$1]*[.C86]*[.C86]+[.$H$1]*[.C86]^(-0.5)+[.$I$1]/([.C86]*[.C86])" office:value-type="float" office:value="39.3561894918429" calcext:value-type="float">
            <text:p>39.36</text:p>
          </table:table-cell>
          <table:table-cell table:formula="of:=[.B86]-[.E86]" office:value-type="float" office:value="-0.419885491842884" calcext:value-type="float">
            <text:p>-0.42</text:p>
          </table:table-cell>
          <table:table-cell table:formula="of:=[.F86]*[.F86]" office:value-type="float" office:value="0.17630382626014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9.597" calcext:value-type="float">
            <text:p>9.597</text:p>
          </table:table-cell>
          <table:table-cell table:style-name="ce1" table:formula="of:=[.A87]*4.184" office:value-type="float" office:value="40.153848" calcext:value-type="float">
            <text:p>40.154</text:p>
          </table:table-cell>
          <table:table-cell table:style-name="Default" office:value-type="float" office:value="256.29" calcext:value-type="float">
            <text:p>256.29</text:p>
          </table:table-cell>
          <table:table-cell table:style-name="ce2" table:formula="of:=[.C87]-273.15" office:value-type="float" office:value="-16.86" calcext:value-type="float">
            <text:p>-16.86</text:p>
          </table:table-cell>
          <table:table-cell table:formula="of:=[.$E$1]+[.$F$1]*[.C87]+[.$G$1]*[.C87]*[.C87]+[.$H$1]*[.C87]^(-0.5)+[.$I$1]/([.C87]*[.C87])" office:value-type="float" office:value="39.9778942112192" calcext:value-type="float">
            <text:p>39.98</text:p>
          </table:table-cell>
          <table:table-cell table:formula="of:=[.B87]-[.E87]" office:value-type="float" office:value="0.175953788780831" calcext:value-type="float">
            <text:p>0.18</text:p>
          </table:table-cell>
          <table:table-cell table:formula="of:=[.F87]*[.F87]" office:value-type="float" office:value="0.0309597357863292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.845" calcext:value-type="float">
            <text:p>9.845</text:p>
          </table:table-cell>
          <table:table-cell table:style-name="ce1" table:formula="of:=[.A88]*4.184" office:value-type="float" office:value="41.19148" calcext:value-type="float">
            <text:p>41.191</text:p>
          </table:table-cell>
          <table:table-cell table:style-name="Default" office:value-type="float" office:value="266.15" calcext:value-type="float">
            <text:p>266.15</text:p>
          </table:table-cell>
          <table:table-cell table:style-name="ce2" table:formula="of:=[.C88]-273.15" office:value-type="float" office:value="-7" calcext:value-type="float">
            <text:p>-7.00</text:p>
          </table:table-cell>
          <table:table-cell table:formula="of:=[.$E$1]+[.$F$1]*[.C88]+[.$G$1]*[.C88]*[.C88]+[.$H$1]*[.C88]^(-0.5)+[.$I$1]/([.C88]*[.C88])" office:value-type="float" office:value="40.8581972368609" calcext:value-type="float">
            <text:p>40.86</text:p>
          </table:table-cell>
          <table:table-cell table:formula="of:=[.B88]-[.E88]" office:value-type="float" office:value="0.333282763139088" calcext:value-type="float">
            <text:p>0.33</text:p>
          </table:table-cell>
          <table:table-cell table:formula="of:=[.F88]*[.F88]" office:value-type="float" office:value="0.111077400205626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float" office:value="10.08" calcext:value-type="float">
            <text:p>10.08</text:p>
          </table:table-cell>
          <table:table-cell table:style-name="ce1" table:formula="of:=[.A89]*4.184" office:value-type="float" office:value="42.17472" calcext:value-type="float">
            <text:p>42.175</text:p>
          </table:table-cell>
          <table:table-cell table:style-name="Default" office:value-type="float" office:value="276.01" calcext:value-type="float">
            <text:p>276.01</text:p>
          </table:table-cell>
          <table:table-cell table:style-name="ce2" table:formula="of:=[.C89]-273.15" office:value-type="float" office:value="2.86000000000001" calcext:value-type="float">
            <text:p>2.86</text:p>
          </table:table-cell>
          <table:table-cell table:formula="of:=[.$E$1]+[.$F$1]*[.C89]+[.$G$1]*[.C89]*[.C89]+[.$H$1]*[.C89]^(-0.5)+[.$I$1]/([.C89]*[.C89])" office:value-type="float" office:value="41.9020271602162" calcext:value-type="float">
            <text:p>41.90</text:p>
          </table:table-cell>
          <table:table-cell table:formula="of:=[.B89]-[.E89]" office:value-type="float" office:value="0.272692839783836" calcext:value-type="float">
            <text:p>0.27</text:p>
          </table:table-cell>
          <table:table-cell table:formula="of:=[.F89]*[.F89]" office:value-type="float" office:value="0.0743613848693731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10.32" calcext:value-type="float">
            <text:p>10.32</text:p>
          </table:table-cell>
          <table:table-cell table:style-name="ce1" table:formula="of:=[.A90]*4.184" office:value-type="float" office:value="43.17888" calcext:value-type="float">
            <text:p>43.179</text:p>
          </table:table-cell>
          <table:table-cell table:style-name="Default" office:value-type="float" office:value="286.43" calcext:value-type="float">
            <text:p>286.43</text:p>
          </table:table-cell>
          <table:table-cell table:style-name="ce2" table:formula="of:=[.C90]-273.15" office:value-type="float" office:value="13.28" calcext:value-type="float">
            <text:p>13.28</text:p>
          </table:table-cell>
          <table:table-cell table:formula="of:=[.$E$1]+[.$F$1]*[.C90]+[.$G$1]*[.C90]*[.C90]+[.$H$1]*[.C90]^(-0.5)+[.$I$1]/([.C90]*[.C90])" office:value-type="float" office:value="43.0846114012811" calcext:value-type="float">
            <text:p>43.08</text:p>
          </table:table-cell>
          <table:table-cell table:formula="of:=[.B90]-[.E90]" office:value-type="float" office:value="0.0942685987188909" calcext:value-type="float">
            <text:p>0.09</text:p>
          </table:table-cell>
          <table:table-cell table:formula="of:=[.F90]*[.F90]" office:value-type="float" office:value="0.00888656870442328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.55" calcext:value-type="float">
            <text:p>10.55</text:p>
          </table:table-cell>
          <table:table-cell table:style-name="ce1" table:formula="of:=[.A91]*4.184" office:value-type="float" office:value="44.1412" calcext:value-type="float">
            <text:p>44.141</text:p>
          </table:table-cell>
          <table:table-cell table:style-name="Default" office:value-type="float" office:value="295.94" calcext:value-type="float">
            <text:p>295.94</text:p>
          </table:table-cell>
          <table:table-cell table:style-name="ce2" table:formula="of:=[.C91]-273.15" office:value-type="float" office:value="22.79" calcext:value-type="float">
            <text:p>22.79</text:p>
          </table:table-cell>
          <table:table-cell table:formula="of:=[.$E$1]+[.$F$1]*[.C91]+[.$G$1]*[.C91]*[.C91]+[.$H$1]*[.C91]^(-0.5)+[.$I$1]/([.C91]*[.C91])" office:value-type="float" office:value="44.1750799807482" calcext:value-type="float">
            <text:p>44.18</text:p>
          </table:table-cell>
          <table:table-cell table:formula="of:=[.B91]-[.E91]" office:value-type="float" office:value="-0.0338799807481891" calcext:value-type="float">
            <text:p>-0.03</text:p>
          </table:table-cell>
          <table:table-cell table:formula="of:=[.F91]*[.F91]" office:value-type="float" office:value="0.00114785309549766" calcext:value-type="float">
            <text:p>0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8:46:20.8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10:25:57.306000000</meta:creation-date>
    <dc:date>2020-10-06T14:42:59.996000000</dc:date>
    <meta:editing-duration>P1DT2H33M25S</meta:editing-duration>
    <meta:editing-cycles>6</meta:editing-cycles>
    <meta:generator>LibreOffice/6.4.6.2$Windows_X86_64 LibreOffice_project/0ce51a4fd21bff07a5c061082cc82c5ed232f115</meta:generator>
    <meta:document-statistic meta:table-count="1" meta:cell-count="5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scatter" chart:style-name="ch1">
        <chart:plot-area chart:style-name="ch2" table:cell-range-address="Sheet1.C4:Sheet1.C61 Sheet1.F3:Sheet1.F61 Sheet1.E62:Sheet1.E62 Sheet1.F86:Sheet1.F91" chart:data-source-has-labels="row" svg:x="0.32cm" svg:y="0.18cm" svg:width="15.379cm" svg:height="8.672cm">
          <chartooo:coordinate-region svg:x="1.338cm" svg:y="0.38cm" svg:width="14.081cm" svg:height="7.8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61" chart:label-cell-address="Sheet1.F3:Sheet1.F3" chart:class="chart:scatter">
            <chart:domain table:cell-range-address="Sheet1.C4:Sheet1.C61"/>
            <chart:data-point chart:repeated="58"/>
          </chart:series>
          <chart:series chart:style-name="ch7" chart:values-cell-range-address="Sheet1.F86:Sheet1.F91" chart:label-cell-address="Sheet1.E62:Sheet1.E62" chart:class="chart:scatter">
            <chart:domain table:cell-range-address="Sheet1.C86:Sheet1.C9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ff</text:p>
                <draw:g>
                  <svg:desc>Sheet1.F3:Sheet1.F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957 King</text:p>
                <draw:g>
                  <svg:desc>Sheet1.E62:Sheet1.E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.5">
                <text:p>338.5</text:p>
                <draw:g>
                  <svg:desc>Sheet1.C4:Sheet1.C61</svg:desc>
                </draw:g>
              </table:table-cell>
              <table:table-cell office:value-type="float" office:value="-0.0509510724989184">
                <text:p>-0.0509510724989184</text:p>
                <draw:g>
                  <svg:desc>Sheet1.F4:Sheet1.F61</svg:desc>
                </draw:g>
              </table:table-cell>
              <table:table-cell office:value-type="float" office:value="245.63">
                <text:p>245.63</text:p>
                <draw:g>
                  <svg:desc>Sheet1.C86:Sheet1.C91</svg:desc>
                </draw:g>
              </table:table-cell>
              <table:table-cell office:value-type="float" office:value="-0.419885491842884">
                <text:p>-0.419885491842884</text:p>
                <draw:g>
                  <svg:desc>Sheet1.F86:Sheet1.F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5">
                <text:p>348.5</text:p>
              </table:table-cell>
              <table:table-cell office:value-type="float" office:value="-0.284892842411288">
                <text:p>-0.284892842411288</text:p>
              </table:table-cell>
              <table:table-cell office:value-type="float" office:value="256.29">
                <text:p>256.29</text:p>
              </table:table-cell>
              <table:table-cell office:value-type="float" office:value="0.175953788780831">
                <text:p>0.175953788780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5">
                <text:p>358.5</text:p>
              </table:table-cell>
              <table:table-cell office:value-type="float" office:value="-0.220503736205863">
                <text:p>-0.220503736205863</text:p>
              </table:table-cell>
              <table:table-cell office:value-type="float" office:value="266.15">
                <text:p>266.15</text:p>
              </table:table-cell>
              <table:table-cell office:value-type="float" office:value="0.333282763139088">
                <text:p>0.333282763139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8.4">
                <text:p>368.4</text:p>
              </table:table-cell>
              <table:table-cell office:value-type="float" office:value="-0.283727617437926">
                <text:p>-0.283727617437926</text:p>
              </table:table-cell>
              <table:table-cell office:value-type="float" office:value="276.01">
                <text:p>276.01</text:p>
              </table:table-cell>
              <table:table-cell office:value-type="float" office:value="0.272692839783836">
                <text:p>0.272692839783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8.4">
                <text:p>378.4</text:p>
              </table:table-cell>
              <table:table-cell office:value-type="float" office:value="-0.194667522153182">
                <text:p>-0.194667522153182</text:p>
              </table:table-cell>
              <table:table-cell office:value-type="float" office:value="286.43">
                <text:p>286.43</text:p>
              </table:table-cell>
              <table:table-cell office:value-type="float" office:value="0.0942685987188909">
                <text:p>0.0942685987188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8.4">
                <text:p>388.4</text:p>
              </table:table-cell>
              <table:table-cell office:value-type="float" office:value="-0.0132206800693808">
                <text:p>-0.0132206800693808</text:p>
              </table:table-cell>
              <table:table-cell office:value-type="float" office:value="295.94">
                <text:p>295.94</text:p>
              </table:table-cell>
              <table:table-cell office:value-type="float" office:value="-0.0338799807481891">
                <text:p>-0.0338799807481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.3">
                <text:p>398.3</text:p>
              </table:table-cell>
              <table:table-cell office:value-type="float" office:value="0.119051821433168">
                <text:p>0.11905182143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8.3">
                <text:p>408.3</text:p>
              </table:table-cell>
              <table:table-cell office:value-type="float" office:value="0.299079125713362">
                <text:p>0.29907912571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.3">
                <text:p>418.3</text:p>
              </table:table-cell>
              <table:table-cell office:value-type="float" office:value="0.134022678233627">
                <text:p>0.13402267823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.2">
                <text:p>428.2</text:p>
              </table:table-cell>
              <table:table-cell office:value-type="float" office:value="0.322728372816343">
                <text:p>0.32272837281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.2">
                <text:p>438.2</text:p>
              </table:table-cell>
              <table:table-cell office:value-type="float" office:value="0.0690160644450515">
                <text:p>0.069016064445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.2">
                <text:p>448.2</text:p>
              </table:table-cell>
              <table:table-cell office:value-type="float" office:value="0.121313808227093">
                <text:p>0.12131380822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8.2">
                <text:p>458.2</text:p>
              </table:table-cell>
              <table:table-cell office:value-type="float" office:value="0.0504690102624892">
                <text:p>0.050469010262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.1">
                <text:p>468.1</text:p>
              </table:table-cell>
              <table:table-cell office:value-type="float" office:value="0.0813612369190153">
                <text:p>0.081361236919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8.1">
                <text:p>478.1</text:p>
              </table:table-cell>
              <table:table-cell office:value-type="float" office:value="-0.0597061397859662">
                <text:p>-0.0597061397859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8.1">
                <text:p>488.1</text:p>
              </table:table-cell>
              <table:table-cell office:value-type="float" office:value="-0.228321746264065">
                <text:p>-0.22832174626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8">
                <text:p>498</text:p>
              </table:table-cell>
              <table:table-cell office:value-type="float" office:value="-0.15243327384799">
                <text:p>-0.1524332738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8.5">
                <text:p>338.5</text:p>
              </table:table-cell>
              <table:table-cell office:value-type="float" office:value="-0.170951072498916">
                <text:p>-0.170951072498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8.5">
                <text:p>348.5</text:p>
              </table:table-cell>
              <table:table-cell office:value-type="float" office:value="-0.154892842411286">
                <text:p>-0.15489284241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.5">
                <text:p>358.5</text:p>
              </table:table-cell>
              <table:table-cell office:value-type="float" office:value="-0.210503736205865">
                <text:p>-0.21050373620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8.4">
                <text:p>368.4</text:p>
              </table:table-cell>
              <table:table-cell office:value-type="float" office:value="-0.143727617437925">
                <text:p>-0.14372761743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8.4">
                <text:p>378.4</text:p>
              </table:table-cell>
              <table:table-cell office:value-type="float" office:value="-0.0446675221531834">
                <text:p>-0.044667522153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8.4">
                <text:p>388.4</text:p>
              </table:table-cell>
              <table:table-cell office:value-type="float" office:value="-0.0132206800693808">
                <text:p>-0.013220680069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8.3">
                <text:p>398.3</text:p>
              </table:table-cell>
              <table:table-cell office:value-type="float" office:value="0.0890518214331664">
                <text:p>0.089051821433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8.3">
                <text:p>408.3</text:p>
              </table:table-cell>
              <table:table-cell office:value-type="float" office:value="0.329079125713363">
                <text:p>0.32907912571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8.3">
                <text:p>418.3</text:p>
              </table:table-cell>
              <table:table-cell office:value-type="float" office:value="0.324022678233625">
                <text:p>0.32402267823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8.2">
                <text:p>428.2</text:p>
              </table:table-cell>
              <table:table-cell office:value-type="float" office:value="0.402728372816341">
                <text:p>0.40272837281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8.2">
                <text:p>438.2</text:p>
              </table:table-cell>
              <table:table-cell office:value-type="float" office:value="0.299016064445055">
                <text:p>0.299016064445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.2">
                <text:p>448.2</text:p>
              </table:table-cell>
              <table:table-cell office:value-type="float" office:value="0.271313808227092">
                <text:p>0.27131380822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8.2">
                <text:p>458.2</text:p>
              </table:table-cell>
              <table:table-cell office:value-type="float" office:value="0.230469010262489">
                <text:p>0.23046901026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.1">
                <text:p>468.1</text:p>
              </table:table-cell>
              <table:table-cell office:value-type="float" office:value="0.271361236919013">
                <text:p>0.27136123691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8.1">
                <text:p>478.1</text:p>
              </table:table-cell>
              <table:table-cell office:value-type="float" office:value="-0.039706139785963">
                <text:p>-0.0397061397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8.1">
                <text:p>488.1</text:p>
              </table:table-cell>
              <table:table-cell office:value-type="float" office:value="-0.228321746264065">
                <text:p>-0.22832174626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8">
                <text:p>498</text:p>
              </table:table-cell>
              <table:table-cell office:value-type="float" office:value="-0.242433273847993">
                <text:p>-0.24243327384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8.1">
                <text:p>468.1</text:p>
              </table:table-cell>
              <table:table-cell office:value-type="float" office:value="-0.128638763080986">
                <text:p>-0.12863876308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8.1">
                <text:p>478.1</text:p>
              </table:table-cell>
              <table:table-cell office:value-type="float" office:value="-0.189706139785969">
                <text:p>-0.18970613978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8.1">
                <text:p>488.1</text:p>
              </table:table-cell>
              <table:table-cell office:value-type="float" office:value="-0.888321746264069">
                <text:p>-0.88832174626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.1">
                <text:p>488.1</text:p>
              </table:table-cell>
              <table:table-cell office:value-type="float" office:value="-0.208321746264069">
                <text:p>-0.20832174626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0.1">
                <text:p>490.1</text:p>
              </table:table-cell>
              <table:table-cell office:value-type="float" office:value="-0.244865555205727">
                <text:p>-0.24486555520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2.1">
                <text:p>492.1</text:p>
              </table:table-cell>
              <table:table-cell office:value-type="float" office:value="0.0206688915200175">
                <text:p>0.020668891520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4">
                <text:p>494</text:p>
              </table:table-cell>
              <table:table-cell office:value-type="float" office:value="-0.263532102435917">
                <text:p>-0.263532102435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6">
                <text:p>496</text:p>
              </table:table-cell>
              <table:table-cell office:value-type="float" office:value="-0.203826910037712">
                <text:p>-0.203826910037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8">
                <text:p>498</text:p>
              </table:table-cell>
              <table:table-cell office:value-type="float" office:value="-0.15243327384799">
                <text:p>-0.1524332738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">
                <text:p>500</text:p>
              </table:table-cell>
              <table:table-cell office:value-type="float" office:value="-0.0694814680368836">
                <text:p>-0.06948146803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2">
                <text:p>502</text:p>
              </table:table-cell>
              <table:table-cell office:value-type="float" office:value="-0.305100820614271">
                <text:p>-0.30510082061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4">
                <text:p>504</text:p>
              </table:table-cell>
              <table:table-cell office:value-type="float" office:value="-0.379419713101043">
                <text:p>-0.37941971310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6">
                <text:p>506</text:p>
              </table:table-cell>
              <table:table-cell office:value-type="float" office:value="-0.352565580623207">
                <text:p>-0.35256558062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8">
                <text:p>508</text:p>
              </table:table-cell>
              <table:table-cell office:value-type="float" office:value="-0.344664912389774">
                <text:p>-0.34466491238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-0.145843252546896">
                <text:p>-0.145843252546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2">
                <text:p>512</text:p>
              </table:table-cell>
              <table:table-cell office:value-type="float" office:value="0.213774798613528">
                <text:p>0.213774798613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4">
                <text:p>514</text:p>
              </table:table-cell>
              <table:table-cell office:value-type="float" office:value="0.534065583118817">
                <text:p>0.534065583118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6">
                <text:p>516</text:p>
              </table:table-cell>
              <table:table-cell office:value-type="float" office:value="0.704906383463396">
                <text:p>0.70490638346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8">
                <text:p>518</text:p>
              </table:table-cell>
              <table:table-cell office:value-type="float" office:value="0.616175420453374">
                <text:p>0.61617542045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8">
                <text:p>518</text:p>
              </table:table-cell>
              <table:table-cell office:value-type="float" office:value="0.686175420453367">
                <text:p>0.68617542045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scatter" chart:style-name="ch1">
        <chart:plot-area chart:style-name="ch2" table:cell-range-address="Sheet1.B4:Sheet1.C61 Sheet1.B3:Sheet1.B3 Sheet1.E62:Sheet1.E62 Sheet1.B86:Sheet1.B91" chart:data-source-has-labels="row" svg:x="0.32cm" svg:y="0.18cm" svg:width="15.379cm" svg:height="8.672cm">
          <chartooo:coordinate-region svg:x="0.941cm" svg:y="0.379cm" svg:width="14.478cm" svg:height="7.8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1" chart:label-cell-address="Sheet1.B3:Sheet1.B3" chart:class="chart:scatter">
            <chart:domain table:cell-range-address="Sheet1.C4:Sheet1.C61"/>
            <chart:data-point chart:repeated="58"/>
          </chart:series>
          <chart:series chart:style-name="ch7" chart:values-cell-range-address="Sheet1.B86:Sheet1.B91" chart:label-cell-address="Sheet1.E62:Sheet1.E62" chart:class="chart:scatter">
            <chart:domain table:cell-range-address="Sheet1.C86:Sheet1.C9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p J/(mol K)</text:p>
                <draw:g>
                  <svg:desc>Sheet1.B3:Sheet1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957 King</text:p>
                <draw:g>
                  <svg:desc>Sheet1.E62:Sheet1.E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.5">
                <text:p>338.5</text:p>
                <draw:g>
                  <svg:desc>Sheet1.C4:Sheet1.C61</svg:desc>
                </draw:g>
              </table:table-cell>
              <table:table-cell office:value-type="float" office:value="48.44">
                <text:p>48.44</text:p>
                <draw:g>
                  <svg:desc>Sheet1.B4:Sheet1.B61</svg:desc>
                </draw:g>
              </table:table-cell>
              <table:table-cell office:value-type="float" office:value="245.63">
                <text:p>245.63</text:p>
                <draw:g>
                  <svg:desc>Sheet1.C86:Sheet1.C91</svg:desc>
                </draw:g>
              </table:table-cell>
              <table:table-cell office:value-type="float" office:value="38.936304">
                <text:p>38.936304</text:p>
                <draw:g>
                  <svg:desc>Sheet1.B86:Sheet1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5">
                <text:p>348.5</text:p>
              </table:table-cell>
              <table:table-cell office:value-type="float" office:value="49.04">
                <text:p>49.04</text:p>
              </table:table-cell>
              <table:table-cell office:value-type="float" office:value="256.29">
                <text:p>256.29</text:p>
              </table:table-cell>
              <table:table-cell office:value-type="float" office:value="40.153848">
                <text:p>40.153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5">
                <text:p>358.5</text:p>
              </table:table-cell>
              <table:table-cell office:value-type="float" office:value="49.88">
                <text:p>49.88</text:p>
              </table:table-cell>
              <table:table-cell office:value-type="float" office:value="266.15">
                <text:p>266.15</text:p>
              </table:table-cell>
              <table:table-cell office:value-type="float" office:value="41.19148">
                <text:p>41.19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8.4">
                <text:p>368.4</text:p>
              </table:table-cell>
              <table:table-cell office:value-type="float" office:value="50.54">
                <text:p>50.54</text:p>
              </table:table-cell>
              <table:table-cell office:value-type="float" office:value="276.01">
                <text:p>276.01</text:p>
              </table:table-cell>
              <table:table-cell office:value-type="float" office:value="42.17472">
                <text:p>42.17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8.4">
                <text:p>378.4</text:p>
              </table:table-cell>
              <table:table-cell office:value-type="float" office:value="51.33">
                <text:p>51.33</text:p>
              </table:table-cell>
              <table:table-cell office:value-type="float" office:value="286.43">
                <text:p>286.43</text:p>
              </table:table-cell>
              <table:table-cell office:value-type="float" office:value="43.17888">
                <text:p>43.1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8.4">
                <text:p>388.4</text:p>
              </table:table-cell>
              <table:table-cell office:value-type="float" office:value="52.2">
                <text:p>52.2</text:p>
              </table:table-cell>
              <table:table-cell office:value-type="float" office:value="295.94">
                <text:p>295.94</text:p>
              </table:table-cell>
              <table:table-cell office:value-type="float" office:value="44.1412">
                <text:p>44.1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.3">
                <text:p>398.3</text:p>
              </table:table-cell>
              <table:table-cell office:value-type="float" office:value="53.02">
                <text:p>5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8.3">
                <text:p>408.3</text:p>
              </table:table-cell>
              <table:table-cell office:value-type="float" office:value="53.92">
                <text:p>5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.3">
                <text:p>418.3</text:p>
              </table:table-cell>
              <table:table-cell office:value-type="float" office:value="54.52">
                <text:p>54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.2">
                <text:p>428.2</text:p>
              </table:table-cell>
              <table:table-cell office:value-type="float" office:value="55.53">
                <text:p>55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.2">
                <text:p>438.2</text:p>
              </table:table-cell>
              <table:table-cell office:value-type="float" office:value="56.19">
                <text:p>56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.2">
                <text:p>448.2</text:p>
              </table:table-cell>
              <table:table-cell office:value-type="float" office:value="57.26">
                <text:p>57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8.2">
                <text:p>458.2</text:p>
              </table:table-cell>
              <table:table-cell office:value-type="float" office:value="58.33">
                <text:p>58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.1">
                <text:p>468.1</text:p>
              </table:table-cell>
              <table:table-cell office:value-type="float" office:value="59.63">
                <text:p>5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8.1">
                <text:p>478.1</text:p>
              </table:table-cell>
              <table:table-cell office:value-type="float" office:value="60.93">
                <text:p>6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8.1">
                <text:p>488.1</text:p>
              </table:table-cell>
              <table:table-cell office:value-type="float" office:value="62.38">
                <text:p>6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8">
                <text:p>498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8.5">
                <text:p>338.5</text:p>
              </table:table-cell>
              <table:table-cell office:value-type="float" office:value="48.32">
                <text:p>48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8.5">
                <text:p>348.5</text:p>
              </table:table-cell>
              <table:table-cell office:value-type="float" office:value="49.17">
                <text:p>49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.5">
                <text:p>358.5</text:p>
              </table:table-cell>
              <table:table-cell office:value-type="float" office:value="49.89">
                <text:p>49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8.4">
                <text:p>368.4</text:p>
              </table:table-cell>
              <table:table-cell office:value-type="float" office:value="50.68">
                <text:p>5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8.4">
                <text:p>378.4</text:p>
              </table:table-cell>
              <table:table-cell office:value-type="float" office:value="51.48">
                <text:p>51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8.4">
                <text:p>388.4</text:p>
              </table:table-cell>
              <table:table-cell office:value-type="float" office:value="52.2">
                <text:p>5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8.3">
                <text:p>398.3</text:p>
              </table:table-cell>
              <table:table-cell office:value-type="float" office:value="52.99">
                <text:p>5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8.3">
                <text:p>408.3</text:p>
              </table:table-cell>
              <table:table-cell office:value-type="float" office:value="53.95">
                <text:p>5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8.3">
                <text:p>418.3</text:p>
              </table:table-cell>
              <table:table-cell office:value-type="float" office:value="54.71">
                <text:p>54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8.2">
                <text:p>428.2</text:p>
              </table:table-cell>
              <table:table-cell office:value-type="float" office:value="55.61">
                <text:p>55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8.2">
                <text:p>438.2</text:p>
              </table:table-cell>
              <table:table-cell office:value-type="float" office:value="56.42">
                <text:p>56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.2">
                <text:p>448.2</text:p>
              </table:table-cell>
              <table:table-cell office:value-type="float" office:value="57.41">
                <text:p>57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8.2">
                <text:p>458.2</text:p>
              </table:table-cell>
              <table:table-cell office:value-type="float" office:value="58.51">
                <text:p>58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.1">
                <text:p>468.1</text:p>
              </table:table-cell>
              <table:table-cell office:value-type="float" office:value="59.82">
                <text:p>59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8.1">
                <text:p>478.1</text:p>
              </table:table-cell>
              <table:table-cell office:value-type="float" office:value="60.95">
                <text:p>6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8.1">
                <text:p>488.1</text:p>
              </table:table-cell>
              <table:table-cell office:value-type="float" office:value="62.38">
                <text:p>6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8">
                <text:p>498</text:p>
              </table:table-cell>
              <table:table-cell office:value-type="float" office:value="64.16">
                <text:p>64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8.1">
                <text:p>468.1</text:p>
              </table:table-cell>
              <table:table-cell office:value-type="float" office:value="59.42">
                <text:p>5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8.1">
                <text:p>478.1</text:p>
              </table:table-cell>
              <table:table-cell office:value-type="float" office:value="60.8">
                <text:p>6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8.1">
                <text:p>488.1</text:p>
              </table:table-cell>
              <table:table-cell office:value-type="float" office:value="61.72">
                <text:p>61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.1">
                <text:p>488.1</text:p>
              </table:table-cell>
              <table:table-cell office:value-type="float" office:value="62.4">
                <text:p>6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0.1">
                <text:p>490.1</text:p>
              </table:table-cell>
              <table:table-cell office:value-type="float" office:value="62.71">
                <text:p>62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2.1">
                <text:p>492.1</text:p>
              </table:table-cell>
              <table:table-cell office:value-type="float" office:value="63.33">
                <text:p>63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4">
                <text:p>494</text:p>
              </table:table-cell>
              <table:table-cell office:value-type="float" office:value="63.39">
                <text:p>6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6">
                <text:p>496</text:p>
              </table:table-cell>
              <table:table-cell office:value-type="float" office:value="63.82">
                <text:p>6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8">
                <text:p>498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">
                <text:p>500</text:p>
              </table:table-cell>
              <table:table-cell office:value-type="float" office:value="64.72">
                <text:p>64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2">
                <text:p>502</text:p>
              </table:table-cell>
              <table:table-cell office:value-type="float" office:value="64.88">
                <text:p>6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4">
                <text:p>504</text:p>
              </table:table-cell>
              <table:table-cell office:value-type="float" office:value="65.21">
                <text:p>65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6">
                <text:p>506</text:p>
              </table:table-cell>
              <table:table-cell office:value-type="float" office:value="65.65">
                <text:p>6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8">
                <text:p>508</text:p>
              </table:table-cell>
              <table:table-cell office:value-type="float" office:value="66.08">
                <text:p>66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66.71">
                <text:p>66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2">
                <text:p>512</text:p>
              </table:table-cell>
              <table:table-cell office:value-type="float" office:value="67.51">
                <text:p>6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4">
                <text:p>514</text:p>
              </table:table-cell>
              <table:table-cell office:value-type="float" office:value="68.28">
                <text:p>68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6">
                <text:p>516</text:p>
              </table:table-cell>
              <table:table-cell office:value-type="float" office:value="68.91">
                <text:p>68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8">
                <text:p>518</text:p>
              </table:table-cell>
              <table:table-cell office:value-type="float" office:value="69.29">
                <text:p>69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8">
                <text:p>518</text:p>
              </table:table-cell>
              <table:table-cell office:value-type="float" office:value="69.36">
                <text:p>69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